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5134in" svg:height="5.0524in" svg:x="5.1512in" svg:y="4.9795in">
            <draw:object draw:notify-on-update-of-ranges="Sheet1.L3:Sheet1.L22 Sheet1.V2:Sheet1.V2 Sheet1.V3:Sheet1.V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9071in" svg:height="5.1043in" svg:x="13.8854in" svg:y="4.9264in">
            <draw:object draw:notify-on-update-of-ranges="Sheet1.L3:Sheet1.L22 Sheet1.W2:Sheet1.W2 Sheet1.W3:Sheet1.W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4575in" svg:height="5.0256in" svg:x="5.1866in" svg:y="10.3232in">
            <draw:object draw:notify-on-update-of-ranges="Sheet1.L2:Sheet1.L2 Sheet1.L3:Sheet1.L22 Sheet1.Q2:Sheet1.Q2 Sheet1.Q3:Sheet1.Q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8031in" svg:height="5.1409in" svg:x="14.013in" svg:y="10.2819in">
            <draw:object draw:notify-on-update-of-ranges="Sheet1.L2:Sheet1.L2 Sheet1.L3:Sheet1.L22 Sheet1.AD2:Sheet1.AD2 Sheet1.AD3:Sheet1.AD22 Sheet1.AE2:Sheet1.AE2 Sheet1.AE3:Sheet1.AE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4862in" svg:height="4.7205in" svg:x="5.5335in" svg:y="15.6217in">
            <draw:object draw:notify-on-update-of-ranges="Sheet1.L2:Sheet1.L2 Sheet1.L3:Sheet1.L22 Sheet1.AG2:Sheet1.AG2 Sheet1.AG3:Sheet1.AG22 Sheet1.AH2:Sheet1.AH2 Sheet1.AH3:Sheet1.AH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rb</text:p>
          </table:table-cell>
          <table:table-cell office:value-type="string">
            <text:p>veb</text:p>
          </table:table-cell>
          <table:table-cell office:value-type="string">
            <text:p>cache miss</text:p>
          </table:table-cell>
          <table:table-cell table:number-columns-repeated="3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cache miss per operation</text:p>
          </table:table-cell>
          <table:table-cell table:number-columns-repeated="2"/>
          <table:table-cell office:value-type="string">
            <text:p>adapted asymptotic analysis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417">
            <text:p>0.000004417</text:p>
          </table:table-cell>
          <table:table-cell office:value-type="float" office:value="0.000008288">
            <text:p>0.000008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rb</text:p>
          </table:table-cell>
          <table:table-cell office:value-type="string">
            <text:p>veb </text:p>
          </table:table-cell>
          <table:table-cell/>
          <table:table-cell office:value-type="string">
            <text:p>rb/veb</text:p>
          </table:table-cell>
          <table:table-cell/>
          <table:table-cell office:value-type="string">
            <text:p>n lg n</text:p>
          </table:table-cell>
          <table:table-cell office:value-type="string">
            <text:p>n lglg n</text:p>
          </table:table-cell>
          <table:table-cell/>
          <table:table-cell office:value-type="string">
            <text:p>rb</text:p>
          </table:table-cell>
          <table:table-cell office:value-type="string">
            <text:p>veb</text:p>
          </table:table-cell>
          <table:table-cell table:number-columns-repeated="4"/>
          <table:table-cell office:value-type="string">
            <text:p>D / E</text:p>
          </table:table-cell>
          <table:table-cell/>
          <table:table-cell office:value-type="string">
            <text:p>red black trees</text:p>
          </table:table-cell>
          <table:table-cell office:value-type="string">
            <text:p>van emde boas trees</text:p>
          </table:table-cell>
          <table:table-cell/>
          <table:table-cell office:value-type="string">
            <text:p>rb</text:p>
          </table:table-cell>
          <table:table-cell office:value-type="string">
            <text:p>veb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642">
            <text:p>0.000003642</text:p>
          </table:table-cell>
          <table:table-cell office:value-type="float" office:value="0.000007032">
            <text:p>0.0000070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I3]+[.$J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L$1];[.$I3]))" office:value-type="float" office:value="64">
            <text:p>64</text:p>
          </table:table-cell>
          <table:table-cell/>
          <table:table-cell table:formula="of:=AVERAGE(INDIRECT(CONCATENATE([.N$1];[.$I3];&quot;:&quot;;[.N$1];[.$J3])))" office:value-type="float" office:value="0.0000034678">
            <text:p>3.4678E-006</text:p>
          </table:table-cell>
          <table:table-cell table:formula="of:=AVERAGE(INDIRECT(CONCATENATE([.O$1];[.$I3];&quot;:&quot;;[.O$1];[.$J3])))" office:value-type="float" office:value="0.0000067046">
            <text:p>6.7046E-006</text:p>
          </table:table-cell>
          <table:table-cell/>
          <table:table-cell table:formula="of:=[.N3]/[.O3]" office:value-type="float" office:value="0.517226978492378">
            <text:p>0.5172269785</text:p>
          </table:table-cell>
          <table:table-cell/>
          <table:table-cell table:style-name="ce2" table:formula="of:=[.$L3] * LOG([.$L3]; 2)" office:value-type="float" office:value="384">
            <text:p>384</text:p>
          </table:table-cell>
          <table:table-cell table:style-name="ce2" table:formula="of:=[.$L3] * LOG( LOG([.$L3]; 2); 2)" office:value-type="float" office:value="165.437600046154">
            <text:p>165</text:p>
          </table:table-cell>
          <table:table-cell/>
          <table:table-cell table:formula="of:=[.N3]/[.S3]" office:value-type="float" office:value="0.00000000903072916666667">
            <text:p>0.000000009</text:p>
          </table:table-cell>
          <table:table-cell table:formula="of:=[.O3]/[.T3]" office:value-type="float" office:value="0.0000000405264583028861">
            <text:p>4.05264583028861E-008</text:p>
          </table:table-cell>
          <table:table-cell/>
          <table:table-cell table:formula="of:=AVERAGE(INDIRECT(CONCATENATE([.Y$1];[.$I3];&quot;:&quot;;[.Y$1];[.$J3])))" office:value-type="float" office:value="0.4">
            <text:p>0.4</text:p>
          </table:table-cell>
          <table:table-cell table:formula="of:=AVERAGE(INDIRECT(CONCATENATE([.Z$1];[.$I3];&quot;:&quot;;[.Z$1];[.$J3])))" office:value-type="float" office:value="0.8">
            <text:p>0.8</text:p>
          </table:table-cell>
          <table:table-cell/>
          <table:table-cell table:formula="of:=[.Y3]/[.Z3]" office:value-type="float" office:value="0.5">
            <text:p>0.5</text:p>
          </table:table-cell>
          <table:table-cell/>
          <table:table-cell table:formula="of:=[.Y3]/[.S3]" office:value-type="float" office:value="0.00104166666666667">
            <text:p>0.0010416667</text:p>
          </table:table-cell>
          <table:table-cell table:formula="of:=[.Z3]/[.T3]" office:value-type="float" office:value="0.00483566009043177">
            <text:p>0.0048356601</text:p>
          </table:table-cell>
          <table:table-cell/>
          <table:table-cell table:formula="of:=[.N3]/([.S3]+[.Y3])" office:value-type="float" office:value="0.0000000090213319458897">
            <text:p>0.000000009</text:p>
          </table:table-cell>
          <table:table-cell table:formula="of:=[.O3]/([.T3]+[.Z3])" office:value-type="float" office:value="0.0000000403314292202158">
            <text:p>4.03314292202158E-00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166">
            <text:p>0.000003166</text:p>
          </table:table-cell>
          <table:table-cell office:value-type="float" office:value="0.000006529">
            <text:p>0.0000065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3]+[.$J$1]" office:value-type="float" office:value="7">
            <text:p>7</text:p>
          </table:table-cell>
          <table:table-cell table:formula="of:=[.J3]+[.$J$1]" office:value-type="float" office:value="11">
            <text:p>11</text:p>
          </table:table-cell>
          <table:table-cell/>
          <table:table-cell table:formula="of:=INDIRECT(CONCATENATE([.L$1];[.$I4]))" office:value-type="float" office:value="128">
            <text:p>128</text:p>
          </table:table-cell>
          <table:table-cell/>
          <table:table-cell table:formula="of:=AVERAGE(INDIRECT(CONCATENATE([.N$1];[.$I4];&quot;:&quot;;[.N$1];[.$J4])))" office:value-type="float" office:value="0.0000054828">
            <text:p>5.4828E-006</text:p>
          </table:table-cell>
          <table:table-cell table:formula="of:=AVERAGE(INDIRECT(CONCATENATE([.O$1];[.$I4];&quot;:&quot;;[.O$1];[.$J4])))" office:value-type="float" office:value="0.0000130392">
            <text:p>1.30392E-005</text:p>
          </table:table-cell>
          <table:table-cell/>
          <table:table-cell table:formula="of:=[.N4]/[.O4]" office:value-type="float" office:value="0.420485919381557">
            <text:p>0.4204859194</text:p>
          </table:table-cell>
          <table:table-cell/>
          <table:table-cell table:style-name="ce2" table:formula="of:=[.$L4] * LOG([.$L4]; 2)" office:value-type="float" office:value="896">
            <text:p>896</text:p>
          </table:table-cell>
          <table:table-cell table:style-name="ce2" table:formula="of:=[.$L4] * LOG( LOG([.$L4]; 2); 2)" office:value-type="float" office:value="359.341430023373">
            <text:p>359</text:p>
          </table:table-cell>
          <table:table-cell/>
          <table:table-cell table:formula="of:=[.N4]/[.S4]" office:value-type="float" office:value="0.00000000611919642857143">
            <text:p>6.11919642857143E-009</text:p>
          </table:table-cell>
          <table:table-cell table:formula="of:=[.O4]/[.T4]" office:value-type="float" office:value="0.0000000362863808917103">
            <text:p>3.62863808917103E-008</text:p>
          </table:table-cell>
          <table:table-cell/>
          <table:table-cell table:formula="of:=AVERAGE(INDIRECT(CONCATENATE([.Y$1];[.$I4];&quot;:&quot;;[.Y$1];[.$J4])))" office:value-type="float" office:value="0">
            <text:p>0</text:p>
          </table:table-cell>
          <table:table-cell table:formula="of:=AVERAGE(INDIRECT(CONCATENATE([.Z$1];[.$I4];&quot;:&quot;;[.Z$1];[.$J4])))" office:value-type="float" office:value="0">
            <text:p>0</text:p>
          </table:table-cell>
          <table:table-cell/>
          <table:table-cell table:formula="of:=[.Y4]/[.Z4]" office:value-type="float" office:value="0">
            <text:p>#DIV/0!</text:p>
          </table:table-cell>
          <table:table-cell/>
          <table:table-cell table:formula="of:=[.Y4]/[.S4]" office:value-type="float" office:value="0">
            <text:p>0</text:p>
          </table:table-cell>
          <table:table-cell table:formula="of:=[.Z4]/[.T4]" office:value-type="float" office:value="0">
            <text:p>0</text:p>
          </table:table-cell>
          <table:table-cell/>
          <table:table-cell table:formula="of:=[.N4]/([.S4]+[.Y4])" office:value-type="float" office:value="0.00000000611919642857143">
            <text:p>6.11919642857143E-009</text:p>
          </table:table-cell>
          <table:table-cell table:formula="of:=[.O4]/([.T4]+[.Z4])" office:value-type="float" office:value="0.0000000362863808917103">
            <text:p>3.62863808917103E-00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106">
            <text:p>0.000003106</text:p>
          </table:table-cell>
          <table:table-cell office:value-type="float" office:value="0.000006071">
            <text:p>0.0000060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4]+[.$J$1]" office:value-type="float" office:value="12">
            <text:p>12</text:p>
          </table:table-cell>
          <table:table-cell table:formula="of:=[.J4]+[.$J$1]" office:value-type="float" office:value="16">
            <text:p>16</text:p>
          </table:table-cell>
          <table:table-cell/>
          <table:table-cell table:formula="of:=INDIRECT(CONCATENATE([.L$1];[.$I5]))" office:value-type="float" office:value="256">
            <text:p>256</text:p>
          </table:table-cell>
          <table:table-cell/>
          <table:table-cell table:formula="of:=AVERAGE(INDIRECT(CONCATENATE([.N$1];[.$I5];&quot;:&quot;;[.N$1];[.$J5])))" office:value-type="float" office:value="0.0000101566">
            <text:p>1.01566E-005</text:p>
          </table:table-cell>
          <table:table-cell table:formula="of:=AVERAGE(INDIRECT(CONCATENATE([.O$1];[.$I5];&quot;:&quot;;[.O$1];[.$J5])))" office:value-type="float" office:value="0.0000453018">
            <text:p>4.53018E-005</text:p>
          </table:table-cell>
          <table:table-cell/>
          <table:table-cell table:formula="of:=[.N5]/[.O5]" office:value-type="float" office:value="0.224198596965242">
            <text:p>0.224198597</text:p>
          </table:table-cell>
          <table:table-cell/>
          <table:table-cell table:style-name="ce2" table:formula="of:=[.$L5] * LOG([.$L5]; 2)" office:value-type="float" office:value="2048">
            <text:p>2048</text:p>
          </table:table-cell>
          <table:table-cell table:style-name="ce2" table:formula="of:=[.$L5] * LOG( LOG([.$L5]; 2); 2)" office:value-type="float" office:value="768">
            <text:p>768</text:p>
          </table:table-cell>
          <table:table-cell/>
          <table:table-cell table:formula="of:=[.N5]/[.S5]" office:value-type="float" office:value="0.00000000495927734375">
            <text:p>0.000000005</text:p>
          </table:table-cell>
          <table:table-cell table:formula="of:=[.O5]/[.T5]" office:value-type="float" office:value="0.00000005898671875">
            <text:p>0.000000059</text:p>
          </table:table-cell>
          <table:table-cell/>
          <table:table-cell table:formula="of:=AVERAGE(INDIRECT(CONCATENATE([.Y$1];[.$I5];&quot;:&quot;;[.Y$1];[.$J5])))" office:value-type="float" office:value="0">
            <text:p>0</text:p>
          </table:table-cell>
          <table:table-cell table:formula="of:=AVERAGE(INDIRECT(CONCATENATE([.Z$1];[.$I5];&quot;:&quot;;[.Z$1];[.$J5])))" office:value-type="float" office:value="0">
            <text:p>0</text:p>
          </table:table-cell>
          <table:table-cell/>
          <table:table-cell table:formula="of:=[.Y5]/[.Z5]" office:value-type="float" office:value="0">
            <text:p>#DIV/0!</text:p>
          </table:table-cell>
          <table:table-cell/>
          <table:table-cell table:formula="of:=[.Y5]/[.S5]" office:value-type="float" office:value="0">
            <text:p>0</text:p>
          </table:table-cell>
          <table:table-cell table:formula="of:=[.Z5]/[.T5]" office:value-type="float" office:value="0">
            <text:p>0</text:p>
          </table:table-cell>
          <table:table-cell/>
          <table:table-cell table:formula="of:=[.N5]/([.S5]+[.Y5])" office:value-type="float" office:value="0.00000000495927734375">
            <text:p>0.000000005</text:p>
          </table:table-cell>
          <table:table-cell table:formula="of:=[.O5]/([.T5]+[.Z5])" office:value-type="float" office:value="0.00000005898671875">
            <text:p>0.00000005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008">
            <text:p>0.000003008</text:p>
          </table:table-cell>
          <table:table-cell office:value-type="float" office:value="0.000005603">
            <text:p>0.0000056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5]+[.$J$1]" office:value-type="float" office:value="17">
            <text:p>17</text:p>
          </table:table-cell>
          <table:table-cell table:formula="of:=[.J5]+[.$J$1]" office:value-type="float" office:value="21">
            <text:p>21</text:p>
          </table:table-cell>
          <table:table-cell/>
          <table:table-cell table:formula="of:=INDIRECT(CONCATENATE([.L$1];[.$I6]))" office:value-type="float" office:value="512">
            <text:p>512</text:p>
          </table:table-cell>
          <table:table-cell/>
          <table:table-cell table:formula="of:=AVERAGE(INDIRECT(CONCATENATE([.N$1];[.$I6];&quot;:&quot;;[.N$1];[.$J6])))" office:value-type="float" office:value="0.0000077898">
            <text:p>7.7898E-006</text:p>
          </table:table-cell>
          <table:table-cell table:formula="of:=AVERAGE(INDIRECT(CONCATENATE([.O$1];[.$I6];&quot;:&quot;;[.O$1];[.$J6])))" office:value-type="float" office:value="0.0000346968">
            <text:p>3.46968E-005</text:p>
          </table:table-cell>
          <table:table-cell/>
          <table:table-cell table:formula="of:=[.N6]/[.O6]" office:value-type="float" office:value="0.224510617693851">
            <text:p>0.2245106177</text:p>
          </table:table-cell>
          <table:table-cell/>
          <table:table-cell table:style-name="ce2" table:formula="of:=[.$L6] * LOG([.$L6]; 2)" office:value-type="float" office:value="4608">
            <text:p>4608</text:p>
          </table:table-cell>
          <table:table-cell table:style-name="ce2" table:formula="of:=[.$L6] * LOG( LOG([.$L6]; 2); 2)" office:value-type="float" office:value="1623.00160073846">
            <text:p>1623</text:p>
          </table:table-cell>
          <table:table-cell/>
          <table:table-cell table:formula="of:=[.N6]/[.S6]" office:value-type="float" office:value="0.00000000169049479166667">
            <text:p>1.69049479166667E-009</text:p>
          </table:table-cell>
          <table:table-cell table:formula="of:=[.O6]/[.T6]" office:value-type="float" office:value="0.0000000213781674548029">
            <text:p>2.13781674548029E-008</text:p>
          </table:table-cell>
          <table:table-cell/>
          <table:table-cell table:formula="of:=AVERAGE(INDIRECT(CONCATENATE([.Y$1];[.$I6];&quot;:&quot;;[.Y$1];[.$J6])))" office:value-type="float" office:value="0">
            <text:p>0</text:p>
          </table:table-cell>
          <table:table-cell table:formula="of:=AVERAGE(INDIRECT(CONCATENATE([.Z$1];[.$I6];&quot;:&quot;;[.Z$1];[.$J6])))" office:value-type="float" office:value="0.4">
            <text:p>0.4</text:p>
          </table:table-cell>
          <table:table-cell/>
          <table:table-cell table:formula="of:=[.Y6]/[.Z6]" office:value-type="float" office:value="0">
            <text:p>0</text:p>
          </table:table-cell>
          <table:table-cell/>
          <table:table-cell table:formula="of:=[.Y6]/[.S6]" office:value-type="float" office:value="0">
            <text:p>0</text:p>
          </table:table-cell>
          <table:table-cell table:formula="of:=[.Z6]/[.T6]" office:value-type="float" office:value="0.000246456934988851">
            <text:p>0.0002464569</text:p>
          </table:table-cell>
          <table:table-cell/>
          <table:table-cell table:formula="of:=[.N6]/([.S6]+[.Y6])" office:value-type="float" office:value="0.00000000169049479166667">
            <text:p>1.69049479166667E-009</text:p>
          </table:table-cell>
          <table:table-cell table:formula="of:=[.O6]/([.T6]+[.Z6])" office:value-type="float" office:value="0.000000021372899955388">
            <text:p>2.1372899955388E-00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734">
            <text:p>0.000005734</text:p>
          </table:table-cell>
          <table:table-cell office:value-type="float" office:value="0.000014178">
            <text:p>0.0000141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6]+[.$J$1]" office:value-type="float" office:value="22">
            <text:p>22</text:p>
          </table:table-cell>
          <table:table-cell table:formula="of:=[.J6]+[.$J$1]" office:value-type="float" office:value="26">
            <text:p>26</text:p>
          </table:table-cell>
          <table:table-cell/>
          <table:table-cell table:formula="of:=INDIRECT(CONCATENATE([.L$1];[.$I7]))" office:value-type="float" office:value="1024">
            <text:p>1024</text:p>
          </table:table-cell>
          <table:table-cell/>
          <table:table-cell table:formula="of:=AVERAGE(INDIRECT(CONCATENATE([.N$1];[.$I7];&quot;:&quot;;[.N$1];[.$J7])))" office:value-type="float" office:value="0.0000148674">
            <text:p>1.48674E-005</text:p>
          </table:table-cell>
          <table:table-cell table:formula="of:=AVERAGE(INDIRECT(CONCATENATE([.O$1];[.$I7];&quot;:&quot;;[.O$1];[.$J7])))" office:value-type="float" office:value="0.000064112">
            <text:p>0.000064112</text:p>
          </table:table-cell>
          <table:table-cell/>
          <table:table-cell table:formula="of:=[.N7]/[.O7]" office:value-type="float" office:value="0.231897304716746">
            <text:p>0.2318973047</text:p>
          </table:table-cell>
          <table:table-cell/>
          <table:table-cell table:style-name="ce2" table:formula="of:=[.$L7] * LOG([.$L7]; 2)" office:value-type="float" office:value="10240">
            <text:p>10240</text:p>
          </table:table-cell>
          <table:table-cell table:style-name="ce2" table:formula="of:=[.$L7] * LOG( LOG([.$L7]; 2); 2)" office:value-type="float" office:value="3401.65436916466">
            <text:p>3402</text:p>
          </table:table-cell>
          <table:table-cell/>
          <table:table-cell table:formula="of:=[.N7]/[.S7]" office:value-type="float" office:value="0.00000000145189453125">
            <text:p>1.45189453125E-009</text:p>
          </table:table-cell>
          <table:table-cell table:formula="of:=[.O7]/[.T7]" office:value-type="float" office:value="0.0000000188472998847746">
            <text:p>1.88472998847746E-008</text:p>
          </table:table-cell>
          <table:table-cell/>
          <table:table-cell table:formula="of:=AVERAGE(INDIRECT(CONCATENATE([.Y$1];[.$I7];&quot;:&quot;;[.Y$1];[.$J7])))" office:value-type="float" office:value="0">
            <text:p>0</text:p>
          </table:table-cell>
          <table:table-cell table:formula="of:=AVERAGE(INDIRECT(CONCATENATE([.Z$1];[.$I7];&quot;:&quot;;[.Z$1];[.$J7])))" office:value-type="float" office:value="0">
            <text:p>0</text:p>
          </table:table-cell>
          <table:table-cell/>
          <table:table-cell table:formula="of:=[.Y7]/[.Z7]" office:value-type="float" office:value="0">
            <text:p>#DIV/0!</text:p>
          </table:table-cell>
          <table:table-cell/>
          <table:table-cell table:formula="of:=[.Y7]/[.S7]" office:value-type="float" office:value="0">
            <text:p>0</text:p>
          </table:table-cell>
          <table:table-cell table:formula="of:=[.Z7]/[.T7]" office:value-type="float" office:value="0">
            <text:p>0</text:p>
          </table:table-cell>
          <table:table-cell/>
          <table:table-cell table:formula="of:=[.N7]/([.S7]+[.Y7])" office:value-type="float" office:value="0.00000000145189453125">
            <text:p>1.45189453125E-009</text:p>
          </table:table-cell>
          <table:table-cell table:formula="of:=[.O7]/([.T7]+[.Z7])" office:value-type="float" office:value="0.0000000188472998847746">
            <text:p>1.88472998847746E-00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336">
            <text:p>0.000005336</text:p>
          </table:table-cell>
          <table:table-cell office:value-type="float" office:value="0.000013547">
            <text:p>0.0000135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7]+[.$J$1]" office:value-type="float" office:value="27">
            <text:p>27</text:p>
          </table:table-cell>
          <table:table-cell table:formula="of:=[.J7]+[.$J$1]" office:value-type="float" office:value="31">
            <text:p>31</text:p>
          </table:table-cell>
          <table:table-cell/>
          <table:table-cell table:formula="of:=INDIRECT(CONCATENATE([.L$1];[.$I8]))" office:value-type="float" office:value="2048">
            <text:p>2048</text:p>
          </table:table-cell>
          <table:table-cell/>
          <table:table-cell table:formula="of:=AVERAGE(INDIRECT(CONCATENATE([.N$1];[.$I8];&quot;:&quot;;[.N$1];[.$J8])))" office:value-type="float" office:value="0.0000298308">
            <text:p>2.98308E-005</text:p>
          </table:table-cell>
          <table:table-cell table:formula="of:=AVERAGE(INDIRECT(CONCATENATE([.O$1];[.$I8];&quot;:&quot;;[.O$1];[.$J8])))" office:value-type="float" office:value="0.0001311882">
            <text:p>0.0001311882</text:p>
          </table:table-cell>
          <table:table-cell/>
          <table:table-cell table:formula="of:=[.N8]/[.O8]" office:value-type="float" office:value="0.227389353615645">
            <text:p>0.2273893536</text:p>
          </table:table-cell>
          <table:table-cell/>
          <table:table-cell table:style-name="ce2" table:formula="of:=[.$L8] * LOG([.$L8]; 2)" office:value-type="float" office:value="22528">
            <text:p>22528</text:p>
          </table:table-cell>
          <table:table-cell table:style-name="ce2" table:formula="of:=[.$L8] * LOG( LOG([.$L8]; 2); 2)" office:value-type="float" office:value="7084.91595496919">
            <text:p>7085</text:p>
          </table:table-cell>
          <table:table-cell/>
          <table:table-cell table:formula="of:=[.N8]/[.S8]" office:value-type="float" office:value="0.00000000132416548295455">
            <text:p>1.32416548295455E-009</text:p>
          </table:table-cell>
          <table:table-cell table:formula="of:=[.O8]/[.T8]" office:value-type="float" office:value="0.0000000185165499257599">
            <text:p>1.85165499257599E-008</text:p>
          </table:table-cell>
          <table:table-cell/>
          <table:table-cell table:formula="of:=AVERAGE(INDIRECT(CONCATENATE([.Y$1];[.$I8];&quot;:&quot;;[.Y$1];[.$J8])))" office:value-type="float" office:value="18.2">
            <text:p>18.2</text:p>
          </table:table-cell>
          <table:table-cell table:formula="of:=AVERAGE(INDIRECT(CONCATENATE([.Z$1];[.$I8];&quot;:&quot;;[.Z$1];[.$J8])))" office:value-type="float" office:value="23.6">
            <text:p>23.6</text:p>
          </table:table-cell>
          <table:table-cell/>
          <table:table-cell table:formula="of:=[.Y8]/[.Z8]" office:value-type="float" office:value="0.771186440677966">
            <text:p>0.7711864407</text:p>
          </table:table-cell>
          <table:table-cell/>
          <table:table-cell table:formula="of:=[.Y8]/[.S8]" office:value-type="float" office:value="0.000807883522727273">
            <text:p>0.0008078835</text:p>
          </table:table-cell>
          <table:table-cell table:formula="of:=[.Z8]/[.T8]" office:value-type="float" office:value="0.00333102045952254">
            <text:p>0.0033310205</text:p>
          </table:table-cell>
          <table:table-cell/>
          <table:table-cell table:formula="of:=[.N8]/([.S8]+[.Y8])" office:value-type="float" office:value="0.0000000013230965750326">
            <text:p>1.3230965750326E-009</text:p>
          </table:table-cell>
          <table:table-cell table:formula="of:=[.O8]/([.T8]+[.Z8])" office:value-type="float" office:value="0.000000018455075691051">
            <text:p>1.8455075691051E-00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57">
            <text:p>0.00000557</text:p>
          </table:table-cell>
          <table:table-cell office:value-type="float" office:value="0.000012823">
            <text:p>0.0000128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8]+[.$J$1]" office:value-type="float" office:value="32">
            <text:p>32</text:p>
          </table:table-cell>
          <table:table-cell table:formula="of:=[.J8]+[.$J$1]" office:value-type="float" office:value="36">
            <text:p>36</text:p>
          </table:table-cell>
          <table:table-cell/>
          <table:table-cell table:formula="of:=INDIRECT(CONCATENATE([.L$1];[.$I9]))" office:value-type="float" office:value="4096">
            <text:p>4096</text:p>
          </table:table-cell>
          <table:table-cell/>
          <table:table-cell table:formula="of:=AVERAGE(INDIRECT(CONCATENATE([.N$1];[.$I9];&quot;:&quot;;[.N$1];[.$J9])))" office:value-type="float" office:value="0.0000548464">
            <text:p>5.48464E-005</text:p>
          </table:table-cell>
          <table:table-cell table:formula="of:=AVERAGE(INDIRECT(CONCATENATE([.O$1];[.$I9];&quot;:&quot;;[.O$1];[.$J9])))" office:value-type="float" office:value="0.0002370582">
            <text:p>0.0002370582</text:p>
          </table:table-cell>
          <table:table-cell/>
          <table:table-cell table:formula="of:=[.N9]/[.O9]" office:value-type="float" office:value="0.231362593658435">
            <text:p>0.2313625937</text:p>
          </table:table-cell>
          <table:table-cell/>
          <table:table-cell table:style-name="ce2" table:formula="of:=[.$L9] * LOG([.$L9]; 2)" office:value-type="float" office:value="49152">
            <text:p>49152</text:p>
          </table:table-cell>
          <table:table-cell table:style-name="ce2" table:formula="of:=[.$L9] * LOG( LOG([.$L9]; 2); 2)" office:value-type="float" office:value="14684.0064029539">
            <text:p>14684</text:p>
          </table:table-cell>
          <table:table-cell/>
          <table:table-cell table:formula="of:=[.N9]/[.S9]" office:value-type="float" office:value="0.00000000111585286458333">
            <text:p>1.11585286458333E-009</text:p>
          </table:table-cell>
          <table:table-cell table:formula="of:=[.O9]/[.T9]" office:value-type="float" office:value="0.0000000161439728024303">
            <text:p>1.61439728024303E-008</text:p>
          </table:table-cell>
          <table:table-cell/>
          <table:table-cell table:formula="of:=AVERAGE(INDIRECT(CONCATENATE([.Y$1];[.$I9];&quot;:&quot;;[.Y$1];[.$J9])))" office:value-type="float" office:value="0.4">
            <text:p>0.4</text:p>
          </table:table-cell>
          <table:table-cell table:formula="of:=AVERAGE(INDIRECT(CONCATENATE([.Z$1];[.$I9];&quot;:&quot;;[.Z$1];[.$J9])))" office:value-type="float" office:value="0">
            <text:p>0</text:p>
          </table:table-cell>
          <table:table-cell/>
          <table:table-cell table:formula="of:=[.Y9]/[.Z9]" office:value-type="float" office:value="0">
            <text:p>#DIV/0!</text:p>
          </table:table-cell>
          <table:table-cell/>
          <table:table-cell table:formula="of:=[.Y9]/[.S9]" office:value-type="float" office:value="0.00000813802083333333">
            <text:p>0.000008138</text:p>
          </table:table-cell>
          <table:table-cell table:formula="of:=[.Z9]/[.T9]" office:value-type="float" office:value="0">
            <text:p>0</text:p>
          </table:table-cell>
          <table:table-cell/>
          <table:table-cell table:formula="of:=[.N9]/([.S9]+[.Y9])" office:value-type="float" office:value="0.00000000111584378382337">
            <text:p>1.11584378382337E-009</text:p>
          </table:table-cell>
          <table:table-cell table:formula="of:=[.O9]/([.T9]+[.Z9])" office:value-type="float" office:value="0.0000000161439728024303">
            <text:p>1.61439728024303E-00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292">
            <text:p>0.000005292</text:p>
          </table:table-cell>
          <table:table-cell office:value-type="float" office:value="0.000012354">
            <text:p>0.0000123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9]+[.$J$1]" office:value-type="float" office:value="37">
            <text:p>37</text:p>
          </table:table-cell>
          <table:table-cell table:formula="of:=[.J9]+[.$J$1]" office:value-type="float" office:value="41">
            <text:p>41</text:p>
          </table:table-cell>
          <table:table-cell/>
          <table:table-cell table:formula="of:=INDIRECT(CONCATENATE([.L$1];[.$I10]))" office:value-type="float" office:value="8192">
            <text:p>8192</text:p>
          </table:table-cell>
          <table:table-cell/>
          <table:table-cell table:formula="of:=AVERAGE(INDIRECT(CONCATENATE([.N$1];[.$I10];&quot;:&quot;;[.N$1];[.$J10])))" office:value-type="float" office:value="0.0001139754">
            <text:p>0.0001139754</text:p>
          </table:table-cell>
          <table:table-cell table:formula="of:=AVERAGE(INDIRECT(CONCATENATE([.O$1];[.$I10];&quot;:&quot;;[.O$1];[.$J10])))" office:value-type="float" office:value="0.000503675">
            <text:p>0.000503675</text:p>
          </table:table-cell>
          <table:table-cell/>
          <table:table-cell table:formula="of:=[.N10]/[.O10]" office:value-type="float" office:value="0.226287586241128">
            <text:p>0.2262875862</text:p>
          </table:table-cell>
          <table:table-cell/>
          <table:table-cell table:style-name="ce2" table:formula="of:=[.$L10] * LOG([.$L10]; 2)" office:value-type="float" office:value="106496">
            <text:p>106496</text:p>
          </table:table-cell>
          <table:table-cell table:style-name="ce2" table:formula="of:=[.$L10] * LOG( LOG([.$L10]; 2); 2)" office:value-type="float" office:value="30314.0021710118">
            <text:p>30314</text:p>
          </table:table-cell>
          <table:table-cell/>
          <table:table-cell table:formula="of:=[.N10]/[.S10]" office:value-type="float" office:value="0.00000000107023174579327">
            <text:p>1.07023174579327E-009</text:p>
          </table:table-cell>
          <table:table-cell table:formula="of:=[.O10]/[.T10]" office:value-type="float" office:value="0.0000000166152590858374">
            <text:p>1.66152590858374E-008</text:p>
          </table:table-cell>
          <table:table-cell/>
          <table:table-cell table:formula="of:=AVERAGE(INDIRECT(CONCATENATE([.Y$1];[.$I10];&quot;:&quot;;[.Y$1];[.$J10])))" office:value-type="float" office:value="1">
            <text:p>1</text:p>
          </table:table-cell>
          <table:table-cell table:formula="of:=AVERAGE(INDIRECT(CONCATENATE([.Z$1];[.$I10];&quot;:&quot;;[.Z$1];[.$J10])))" office:value-type="float" office:value="0.4">
            <text:p>0.4</text:p>
          </table:table-cell>
          <table:table-cell/>
          <table:table-cell table:formula="of:=[.Y10]/[.Z10]" office:value-type="float" office:value="2.5">
            <text:p>2.5</text:p>
          </table:table-cell>
          <table:table-cell/>
          <table:table-cell table:formula="of:=[.Y10]/[.S10]" office:value-type="float" office:value="0.00000939002403846154">
            <text:p>0.00000939</text:p>
          </table:table-cell>
          <table:table-cell table:formula="of:=[.Z10]/[.T10]" office:value-type="float" office:value="0.0000131952223841465">
            <text:p>1.31952223841465E-005</text:p>
          </table:table-cell>
          <table:table-cell/>
          <table:table-cell table:formula="of:=[.N10]/([.S10]+[.Y10])" office:value-type="float" office:value="0.00000000107022169638581">
            <text:p>1.07022169638581E-009</text:p>
          </table:table-cell>
          <table:table-cell table:formula="of:=[.O10]/([.T10]+[.Z10])" office:value-type="float" office:value="0.0000000166150398466917">
            <text:p>1.66150398466917E-00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482">
            <text:p>0.000005482</text:p>
          </table:table-cell>
          <table:table-cell office:value-type="float" office:value="0.000012294">
            <text:p>0.0000122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0]+[.$J$1]" office:value-type="float" office:value="42">
            <text:p>42</text:p>
          </table:table-cell>
          <table:table-cell table:formula="of:=[.J10]+[.$J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L$1];[.$I11]))" office:value-type="float" office:value="16384">
            <text:p>16384</text:p>
          </table:table-cell>
          <table:table-cell/>
          <table:table-cell table:formula="of:=AVERAGE(INDIRECT(CONCATENATE([.N$1];[.$I11];&quot;:&quot;;[.N$1];[.$J11])))" office:value-type="float" office:value="0.000220765">
            <text:p>0.000220765</text:p>
          </table:table-cell>
          <table:table-cell table:formula="of:=AVERAGE(INDIRECT(CONCATENATE([.O$1];[.$I11];&quot;:&quot;;[.O$1];[.$J11])))" office:value-type="float" office:value="0.001092568">
            <text:p>0.001092568</text:p>
          </table:table-cell>
          <table:table-cell/>
          <table:table-cell table:formula="of:=[.N11]/[.O11]" office:value-type="float" office:value="0.202060649771914">
            <text:p>0.2020606498</text:p>
          </table:table-cell>
          <table:table-cell/>
          <table:table-cell table:style-name="ce2" table:formula="of:=[.$L11] * LOG([.$L11]; 2)" office:value-type="float" office:value="229376">
            <text:p>229376</text:p>
          </table:table-cell>
          <table:table-cell table:style-name="ce2" table:formula="of:=[.$L11] * LOG( LOG([.$L11]; 2); 2)" office:value-type="float" office:value="62379.7030429918">
            <text:p>62380</text:p>
          </table:table-cell>
          <table:table-cell/>
          <table:table-cell table:formula="of:=[.N11]/[.S11]" office:value-type="float" office:value="0.000000000962459019252232">
            <text:p>0.000000001</text:p>
          </table:table-cell>
          <table:table-cell table:formula="of:=[.O11]/[.T11]" office:value-type="float" office:value="0.0000000175147996335764">
            <text:p>1.75147996335764E-008</text:p>
          </table:table-cell>
          <table:table-cell/>
          <table:table-cell table:formula="of:=AVERAGE(INDIRECT(CONCATENATE([.Y$1];[.$I11];&quot;:&quot;;[.Y$1];[.$J11])))" office:value-type="float" office:value="10.8">
            <text:p>10.8</text:p>
          </table:table-cell>
          <table:table-cell table:formula="of:=AVERAGE(INDIRECT(CONCATENATE([.Z$1];[.$I11];&quot;:&quot;;[.Z$1];[.$J11])))" office:value-type="float" office:value="2.4">
            <text:p>2.4</text:p>
          </table:table-cell>
          <table:table-cell/>
          <table:table-cell table:formula="of:=[.Y11]/[.Z11]" office:value-type="float" office:value="4.5">
            <text:p>4.5</text:p>
          </table:table-cell>
          <table:table-cell/>
          <table:table-cell table:formula="of:=[.Y11]/[.S11]" office:value-type="float" office:value="0.0000470842633928571">
            <text:p>4.70842633928571E-005</text:p>
          </table:table-cell>
          <table:table-cell table:formula="of:=[.Z11]/[.T11]" office:value-type="float" office:value="0.0000384740529839639">
            <text:p>3.84740529839639E-005</text:p>
          </table:table-cell>
          <table:table-cell/>
          <table:table-cell table:formula="of:=[.N11]/([.S11]+[.Y11])" office:value-type="float" office:value="0.000000000962413704711867">
            <text:p>0.000000001</text:p>
          </table:table-cell>
          <table:table-cell table:formula="of:=[.O11]/([.T11]+[.Z11])" office:value-type="float" office:value="0.0000000175141257941727">
            <text:p>1.75141257941727E-0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094">
            <text:p>0.000010094</text:p>
          </table:table-cell>
          <table:table-cell office:value-type="float" office:value="0.000045973">
            <text:p>0.0000459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1]+[.$J$1]" office:value-type="float" office:value="47">
            <text:p>47</text:p>
          </table:table-cell>
          <table:table-cell table:formula="of:=[.J11]+[.$J$1]" office:value-type="float" office:value="51">
            <text:p>51</text:p>
          </table:table-cell>
          <table:table-cell table:formula="of:=2^15" office:value-type="float" office:value="32768">
            <text:p>32768</text:p>
          </table:table-cell>
          <table:table-cell table:formula="of:=INDIRECT(CONCATENATE([.L$1];[.$I12]))" office:value-type="float" office:value="32768">
            <text:p>32768</text:p>
          </table:table-cell>
          <table:table-cell/>
          <table:table-cell table:formula="of:=AVERAGE(INDIRECT(CONCATENATE([.N$1];[.$I12];&quot;:&quot;;[.N$1];[.$J12])))" office:value-type="float" office:value="0.0004434082">
            <text:p>0.0004434082</text:p>
          </table:table-cell>
          <table:table-cell table:formula="of:=AVERAGE(INDIRECT(CONCATENATE([.O$1];[.$I12];&quot;:&quot;;[.O$1];[.$J12])))" office:value-type="float" office:value="0.002253628">
            <text:p>0.002253628</text:p>
          </table:table-cell>
          <table:table-cell/>
          <table:table-cell table:formula="of:=[.N12]/[.O12]" office:value-type="float" office:value="0.196753057736237">
            <text:p>0.1967530577</text:p>
          </table:table-cell>
          <table:table-cell/>
          <table:table-cell table:style-name="ce2" table:formula="of:=[.$L12] * LOG([.$L12]; 2)" office:value-type="float" office:value="491520">
            <text:p>491520</text:p>
          </table:table-cell>
          <table:table-cell table:style-name="ce2" table:formula="of:=[.$L12] * LOG( LOG([.$L12]; 2); 2)" office:value-type="float" office:value="128020.9910369">
            <text:p>128021</text:p>
          </table:table-cell>
          <table:table-cell/>
          <table:table-cell table:formula="of:=[.N12]/[.S12]" office:value-type="float" office:value="0.000000000902116292317708">
            <text:p>9.02116292317708E-010</text:p>
          </table:table-cell>
          <table:table-cell table:formula="of:=[.O12]/[.T12]" office:value-type="float" office:value="0.0000000176035818950224">
            <text:p>1.76035818950224E-008</text:p>
          </table:table-cell>
          <table:table-cell/>
          <table:table-cell table:formula="of:=AVERAGE(INDIRECT(CONCATENATE([.Y$1];[.$I12];&quot;:&quot;;[.Y$1];[.$J12])))" office:value-type="float" office:value="322.6">
            <text:p>322.6</text:p>
          </table:table-cell>
          <table:table-cell table:formula="of:=AVERAGE(INDIRECT(CONCATENATE([.Z$1];[.$I12];&quot;:&quot;;[.Z$1];[.$J12])))" office:value-type="float" office:value="355.8">
            <text:p>355.8</text:p>
          </table:table-cell>
          <table:table-cell/>
          <table:table-cell table:formula="of:=[.Y12]/[.Z12]" office:value-type="float" office:value="0.906689151208544">
            <text:p>0.9066891512</text:p>
          </table:table-cell>
          <table:table-cell/>
          <table:table-cell table:formula="of:=[.Y12]/[.S12]" office:value-type="float" office:value="0.000656331380208333">
            <text:p>0.0006563314</text:p>
          </table:table-cell>
          <table:table-cell table:formula="of:=[.Z12]/[.T12]" office:value-type="float" office:value="0.00277923172690834">
            <text:p>0.0027792317</text:p>
          </table:table-cell>
          <table:table-cell/>
          <table:table-cell table:formula="of:=[.N12]/([.S12]+[.Y12])" office:value-type="float" office:value="0.000000000901524593437006">
            <text:p>9.01524593437006E-010</text:p>
          </table:table-cell>
          <table:table-cell table:formula="of:=[.O12]/([.T12]+[.Z12])" office:value-type="float" office:value="0.0000000175547930571985">
            <text:p>1.75547930571985E-0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419">
            <text:p>0.000010419</text:p>
          </table:table-cell>
          <table:table-cell office:value-type="float" office:value="0.000045359">
            <text:p>0.0000453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2]+[.$J$1]" office:value-type="float" office:value="52">
            <text:p>52</text:p>
          </table:table-cell>
          <table:table-cell table:formula="of:=[.J12]+[.$J$1]" office:value-type="float" office:value="56">
            <text:p>56</text:p>
          </table:table-cell>
          <table:table-cell/>
          <table:table-cell table:formula="of:=INDIRECT(CONCATENATE([.L$1];[.$I13]))" office:value-type="float" office:value="65536">
            <text:p>65536</text:p>
          </table:table-cell>
          <table:table-cell/>
          <table:table-cell table:formula="of:=AVERAGE(INDIRECT(CONCATENATE([.N$1];[.$I13];&quot;:&quot;;[.N$1];[.$J13])))" office:value-type="float" office:value="0.001023742">
            <text:p>0.001023742</text:p>
          </table:table-cell>
          <table:table-cell table:formula="of:=AVERAGE(INDIRECT(CONCATENATE([.O$1];[.$I13];&quot;:&quot;;[.O$1];[.$J13])))" office:value-type="float" office:value="0.009402928">
            <text:p>0.009402928</text:p>
          </table:table-cell>
          <table:table-cell/>
          <table:table-cell table:formula="of:=[.N13]/[.O13]" office:value-type="float" office:value="0.108874810059165">
            <text:p>0.1088748101</text:p>
          </table:table-cell>
          <table:table-cell/>
          <table:table-cell table:style-name="ce2" table:formula="of:=[.$L13] * LOG([.$L13]; 2)" office:value-type="float" office:value="1048576">
            <text:p>1048576</text:p>
          </table:table-cell>
          <table:table-cell table:style-name="ce2" table:formula="of:=[.$L13] * LOG( LOG([.$L13]; 2); 2)" office:value-type="float" office:value="262144">
            <text:p>262144</text:p>
          </table:table-cell>
          <table:table-cell/>
          <table:table-cell table:formula="of:=[.N13]/[.S13]" office:value-type="float" office:value="0.000000000976316452026367">
            <text:p>0.000000001</text:p>
          </table:table-cell>
          <table:table-cell table:formula="of:=[.O13]/[.T13]" office:value-type="float" office:value="0.0000000358693237304688">
            <text:p>3.58693237304688E-008</text:p>
          </table:table-cell>
          <table:table-cell/>
          <table:table-cell table:formula="of:=AVERAGE(INDIRECT(CONCATENATE([.Y$1];[.$I13];&quot;:&quot;;[.Y$1];[.$J13])))" office:value-type="float" office:value="6585.6">
            <text:p>6585.6</text:p>
          </table:table-cell>
          <table:table-cell table:formula="of:=AVERAGE(INDIRECT(CONCATENATE([.Z$1];[.$I13];&quot;:&quot;;[.Z$1];[.$J13])))" office:value-type="float" office:value="36917.8">
            <text:p>36917.8</text:p>
          </table:table-cell>
          <table:table-cell/>
          <table:table-cell table:formula="of:=[.Y13]/[.Z13]" office:value-type="float" office:value="0.178385494260221">
            <text:p>0.1783854943</text:p>
          </table:table-cell>
          <table:table-cell/>
          <table:table-cell table:formula="of:=[.Y13]/[.S13]" office:value-type="float" office:value="0.006280517578125">
            <text:p>0.0062805176</text:p>
          </table:table-cell>
          <table:table-cell table:formula="of:=[.Z13]/[.T13]" office:value-type="float" office:value="0.140830230712891">
            <text:p>0.1408302307</text:p>
          </table:table-cell>
          <table:table-cell/>
          <table:table-cell table:formula="of:=[.N13]/([.S13]+[.Y13])" office:value-type="float" office:value="0.000000000970222949735851">
            <text:p>0.000000001</text:p>
          </table:table-cell>
          <table:table-cell table:formula="of:=[.O13]/([.T13]+[.Z13])" office:value-type="float" office:value="0.0000000314414211377047">
            <text:p>3.14414211377047E-0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378">
            <text:p>0.000010378</text:p>
          </table:table-cell>
          <table:table-cell office:value-type="float" office:value="0.000045814">
            <text:p>0.0000458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3]+[.$J$1]" office:value-type="float" office:value="57">
            <text:p>57</text:p>
          </table:table-cell>
          <table:table-cell table:formula="of:=[.J13]+[.$J$1]" office:value-type="float" office:value="61">
            <text:p>61</text:p>
          </table:table-cell>
          <table:table-cell/>
          <table:table-cell table:formula="of:=INDIRECT(CONCATENATE([.L$1];[.$I14]))" office:value-type="float" office:value="131072">
            <text:p>131072</text:p>
          </table:table-cell>
          <table:table-cell/>
          <table:table-cell table:formula="of:=AVERAGE(INDIRECT(CONCATENATE([.N$1];[.$I14];&quot;:&quot;;[.N$1];[.$J14])))" office:value-type="float" office:value="0.00264666">
            <text:p>0.00264666</text:p>
          </table:table-cell>
          <table:table-cell table:formula="of:=AVERAGE(INDIRECT(CONCATENATE([.O$1];[.$I14];&quot;:&quot;;[.O$1];[.$J14])))" office:value-type="float" office:value="0.02668912">
            <text:p>0.02668912</text:p>
          </table:table-cell>
          <table:table-cell/>
          <table:table-cell table:formula="of:=[.N14]/[.O14]" office:value-type="float" office:value="0.0991662520158027">
            <text:p>0.099166252</text:p>
          </table:table-cell>
          <table:table-cell/>
          <table:table-cell table:style-name="ce2" table:formula="of:=[.$L14] * LOG([.$L14]; 2)" office:value-type="float" office:value="2228224">
            <text:p>2228224</text:p>
          </table:table-cell>
          <table:table-cell table:style-name="ce2" table:formula="of:=[.$L14] * LOG( LOG([.$L14]; 2); 2)" office:value-type="float" office:value="535751.929528365">
            <text:p>535752</text:p>
          </table:table-cell>
          <table:table-cell/>
          <table:table-cell table:formula="of:=[.N14]/[.S14]" office:value-type="float" office:value="0.00000000118778901941636">
            <text:p>1.18778901941636E-009</text:p>
          </table:table-cell>
          <table:table-cell table:formula="of:=[.O14]/[.T14]" office:value-type="float" office:value="0.0000000498161901600524">
            <text:p>4.98161901600524E-008</text:p>
          </table:table-cell>
          <table:table-cell/>
          <table:table-cell table:formula="of:=AVERAGE(INDIRECT(CONCATENATE([.Y$1];[.$I14];&quot;:&quot;;[.Y$1];[.$J14])))" office:value-type="float" office:value="34733.2">
            <text:p>34733.2</text:p>
          </table:table-cell>
          <table:table-cell table:formula="of:=AVERAGE(INDIRECT(CONCATENATE([.Z$1];[.$I14];&quot;:&quot;;[.Z$1];[.$J14])))" office:value-type="float" office:value="248379.2">
            <text:p>248379.2</text:p>
          </table:table-cell>
          <table:table-cell/>
          <table:table-cell table:formula="of:=[.Y14]/[.Z14]" office:value-type="float" office:value="0.139839406842441">
            <text:p>0.1398394068</text:p>
          </table:table-cell>
          <table:table-cell/>
          <table:table-cell table:formula="of:=[.Y14]/[.S14]" office:value-type="float" office:value="0.0155878403607537">
            <text:p>0.0155878404</text:p>
          </table:table-cell>
          <table:table-cell table:formula="of:=[.Z14]/[.T14]" office:value-type="float" office:value="0.4636085962745">
            <text:p>0.4636085963</text:p>
          </table:table-cell>
          <table:table-cell/>
          <table:table-cell table:formula="of:=[.N14]/([.S14]+[.Y14])" office:value-type="float" office:value="0.00000000116955813393201">
            <text:p>1.16955813393201E-009</text:p>
          </table:table-cell>
          <table:table-cell table:formula="of:=[.O14]/([.T14]+[.Z14])" office:value-type="float" office:value="0.0000000340365520446215">
            <text:p>0.00000003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09881">
            <text:p>0.000009881</text:p>
          </table:table-cell>
          <table:table-cell office:value-type="float" office:value="0.000044955">
            <text:p>0.0000449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4]+[.$J$1]" office:value-type="float" office:value="62">
            <text:p>62</text:p>
          </table:table-cell>
          <table:table-cell table:formula="of:=[.J14]+[.$J$1]" office:value-type="float" office:value="66">
            <text:p>66</text:p>
          </table:table-cell>
          <table:table-cell/>
          <table:table-cell table:formula="of:=INDIRECT(CONCATENATE([.L$1];[.$I15]))" office:value-type="float" office:value="262144">
            <text:p>262144</text:p>
          </table:table-cell>
          <table:table-cell/>
          <table:table-cell table:formula="of:=AVERAGE(INDIRECT(CONCATENATE([.N$1];[.$I15];&quot;:&quot;;[.N$1];[.$J15])))" office:value-type="float" office:value="0.00493871">
            <text:p>0.00493871</text:p>
          </table:table-cell>
          <table:table-cell table:formula="of:=AVERAGE(INDIRECT(CONCATENATE([.O$1];[.$I15];&quot;:&quot;;[.O$1];[.$J15])))" office:value-type="float" office:value="0.0689234">
            <text:p>0.0689234</text:p>
          </table:table-cell>
          <table:table-cell/>
          <table:table-cell table:formula="of:=[.N15]/[.O15]" office:value-type="float" office:value="0.0716550547419309">
            <text:p>0.0716550547</text:p>
          </table:table-cell>
          <table:table-cell/>
          <table:table-cell table:style-name="ce2" table:formula="of:=[.$L15] * LOG([.$L15]; 2)" office:value-type="float" office:value="4718592">
            <text:p>4718592</text:p>
          </table:table-cell>
          <table:table-cell table:style-name="ce2" table:formula="of:=[.$L15] * LOG( LOG([.$L15]; 2); 2)" office:value-type="float" office:value="1093120.81957809">
            <text:p>1093121</text:p>
          </table:table-cell>
          <table:table-cell/>
          <table:table-cell table:formula="of:=[.N15]/[.S15]" office:value-type="float" office:value="0.00000000104664908515082">
            <text:p>0.000000001</text:p>
          </table:table-cell>
          <table:table-cell table:formula="of:=[.O15]/[.T15]" office:value-type="float" office:value="0.0000000630519506769636">
            <text:p>6.30519506769636E-008</text:p>
          </table:table-cell>
          <table:table-cell/>
          <table:table-cell table:formula="of:=AVERAGE(INDIRECT(CONCATENATE([.Y$1];[.$I15];&quot;:&quot;;[.Y$1];[.$J15])))" office:value-type="float" office:value="70554.6">
            <text:p>70554.6</text:p>
          </table:table-cell>
          <table:table-cell table:formula="of:=AVERAGE(INDIRECT(CONCATENATE([.Z$1];[.$I15];&quot;:&quot;;[.Z$1];[.$J15])))" office:value-type="float" office:value="958720.2">
            <text:p>958720.2</text:p>
          </table:table-cell>
          <table:table-cell/>
          <table:table-cell table:formula="of:=[.Y15]/[.Z15]" office:value-type="float" office:value="0.0735924829788712">
            <text:p>0.073592483</text:p>
          </table:table-cell>
          <table:table-cell/>
          <table:table-cell table:formula="of:=[.Y15]/[.S15]" office:value-type="float" office:value="0.0149524688720703">
            <text:p>0.0149524689</text:p>
          </table:table-cell>
          <table:table-cell table:formula="of:=[.Z15]/[.T15]" office:value-type="float" office:value="0.877048705714006">
            <text:p>0.8770487057</text:p>
          </table:table-cell>
          <table:table-cell/>
          <table:table-cell table:formula="of:=[.N15]/([.S15]+[.Y15])" office:value-type="float" office:value="0.00000000103122965582219">
            <text:p>0.000000001</text:p>
          </table:table-cell>
          <table:table-cell table:formula="of:=[.O15]/([.T15]+[.Z15])" office:value-type="float" office:value="0.0000000335910040506804">
            <text:p>3.35910040506804E-0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011">
            <text:p>0.000010011</text:p>
          </table:table-cell>
          <table:table-cell office:value-type="float" office:value="0.000044408">
            <text:p>0.0000444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5]+[.$J$1]" office:value-type="float" office:value="67">
            <text:p>67</text:p>
          </table:table-cell>
          <table:table-cell table:formula="of:=[.J15]+[.$J$1]" office:value-type="float" office:value="71">
            <text:p>71</text:p>
          </table:table-cell>
          <table:table-cell/>
          <table:table-cell table:formula="of:=INDIRECT(CONCATENATE([.L$1];[.$I16]))" office:value-type="float" office:value="524288">
            <text:p>524288</text:p>
          </table:table-cell>
          <table:table-cell/>
          <table:table-cell table:formula="of:=AVERAGE(INDIRECT(CONCATENATE([.N$1];[.$I16];&quot;:&quot;;[.N$1];[.$J16])))" office:value-type="float" office:value="0.009702012">
            <text:p>0.009702012</text:p>
          </table:table-cell>
          <table:table-cell table:formula="of:=AVERAGE(INDIRECT(CONCATENATE([.O$1];[.$I16];&quot;:&quot;;[.O$1];[.$J16])))" office:value-type="float" office:value="0.1487838">
            <text:p>0.1487838</text:p>
          </table:table-cell>
          <table:table-cell/>
          <table:table-cell table:formula="of:=[.N16]/[.O16]" office:value-type="float" office:value="0.0652087928927746">
            <text:p>0.0652087929</text:p>
          </table:table-cell>
          <table:table-cell/>
          <table:table-cell table:style-name="ce2" table:formula="of:=[.$L16] * LOG([.$L16]; 2)" office:value-type="float" office:value="9961472">
            <text:p>9961472</text:p>
          </table:table-cell>
          <table:table-cell table:style-name="ce2" table:formula="of:=[.$L16] * LOG( LOG([.$L16]; 2); 2)" office:value-type="float" office:value="2227137.42016831">
            <text:p>2227137</text:p>
          </table:table-cell>
          <table:table-cell/>
          <table:table-cell table:formula="of:=[.N16]/[.S16]" office:value-type="float" office:value="0.000000000973953648617393">
            <text:p>0.000000001</text:p>
          </table:table-cell>
          <table:table-cell table:formula="of:=[.O16]/[.T16]" office:value-type="float" office:value="0.0000000668049482051072">
            <text:p>6.68049482051072E-008</text:p>
          </table:table-cell>
          <table:table-cell/>
          <table:table-cell table:formula="of:=AVERAGE(INDIRECT(CONCATENATE([.Y$1];[.$I16];&quot;:&quot;;[.Y$1];[.$J16])))" office:value-type="float" office:value="141140.6">
            <text:p>141140.6</text:p>
          </table:table-cell>
          <table:table-cell table:formula="of:=AVERAGE(INDIRECT(CONCATENATE([.Z$1];[.$I16];&quot;:&quot;;[.Z$1];[.$J16])))" office:value-type="float" office:value="2469528">
            <text:p>2469528</text:p>
          </table:table-cell>
          <table:table-cell/>
          <table:table-cell table:formula="of:=[.Y16]/[.Z16]" office:value-type="float" office:value="0.057152864838949">
            <text:p>0.0571528648</text:p>
          </table:table-cell>
          <table:table-cell/>
          <table:table-cell table:formula="of:=[.Y16]/[.S16]" office:value-type="float" office:value="0.0141686489707545">
            <text:p>0.014168649</text:p>
          </table:table-cell>
          <table:table-cell table:formula="of:=[.Z16]/[.T16]" office:value-type="float" office:value="1.10883503534029">
            <text:p>1.1088350353</text:p>
          </table:table-cell>
          <table:table-cell/>
          <table:table-cell table:formula="of:=[.N16]/([.S16]+[.Y16])" office:value-type="float" office:value="0.000000000960346831472089">
            <text:p>0.000000001</text:p>
          </table:table-cell>
          <table:table-cell table:formula="of:=[.O16]/([.T16]+[.Z16])" office:value-type="float" office:value="0.0000000316786031555699">
            <text:p>3.16786031555699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833">
            <text:p>0.000007833</text:p>
          </table:table-cell>
          <table:table-cell office:value-type="float" office:value="0.000035183">
            <text:p>0.0000351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6]+[.$J$1]" office:value-type="float" office:value="72">
            <text:p>72</text:p>
          </table:table-cell>
          <table:table-cell table:formula="of:=[.J16]+[.$J$1]" office:value-type="float" office:value="76">
            <text:p>76</text:p>
          </table:table-cell>
          <table:table-cell/>
          <table:table-cell table:formula="of:=INDIRECT(CONCATENATE([.L$1];[.$I17]))" office:value-type="float" office:value="1048576">
            <text:p>1048576</text:p>
          </table:table-cell>
          <table:table-cell/>
          <table:table-cell table:formula="of:=AVERAGE(INDIRECT(CONCATENATE([.N$1];[.$I17];&quot;:&quot;;[.N$1];[.$J17])))" office:value-type="float" office:value="0.01954534">
            <text:p>0.01954534</text:p>
          </table:table-cell>
          <table:table-cell table:formula="of:=AVERAGE(INDIRECT(CONCATENATE([.O$1];[.$I17];&quot;:&quot;;[.O$1];[.$J17])))" office:value-type="float" office:value="0.3068032">
            <text:p>0.3068032</text:p>
          </table:table-cell>
          <table:table-cell/>
          <table:table-cell table:formula="of:=[.N17]/[.O17]" office:value-type="float" office:value="0.0637064411322959">
            <text:p>0.0637064411</text:p>
          </table:table-cell>
          <table:table-cell/>
          <table:table-cell table:style-name="ce2" table:formula="of:=[.$L17] * LOG([.$L17]; 2)" office:value-type="float" office:value="20971520">
            <text:p>20971520</text:p>
          </table:table-cell>
          <table:table-cell table:style-name="ce2" table:formula="of:=[.$L17] * LOG( LOG([.$L17]; 2); 2)" office:value-type="float" office:value="4531870.07402461">
            <text:p>4531870</text:p>
          </table:table-cell>
          <table:table-cell/>
          <table:table-cell table:formula="of:=[.N17]/[.S17]" office:value-type="float" office:value="0.000000000931994438171387">
            <text:p>9.31994438171387E-010</text:p>
          </table:table-cell>
          <table:table-cell table:formula="of:=[.O17]/[.T17]" office:value-type="float" office:value="0.0000000676990282132113">
            <text:p>6.76990282132113E-008</text:p>
          </table:table-cell>
          <table:table-cell/>
          <table:table-cell table:formula="of:=AVERAGE(INDIRECT(CONCATENATE([.Y$1];[.$I17];&quot;:&quot;;[.Y$1];[.$J17])))" office:value-type="float" office:value="277738.6">
            <text:p>277738.6</text:p>
          </table:table-cell>
          <table:table-cell table:formula="of:=AVERAGE(INDIRECT(CONCATENATE([.Z$1];[.$I17];&quot;:&quot;;[.Z$1];[.$J17])))" office:value-type="float" office:value="5406288">
            <text:p>5406288</text:p>
          </table:table-cell>
          <table:table-cell/>
          <table:table-cell table:formula="of:=[.Y17]/[.Z17]" office:value-type="float" office:value="0.0513732527752869">
            <text:p>0.0513732528</text:p>
          </table:table-cell>
          <table:table-cell/>
          <table:table-cell table:formula="of:=[.Y17]/[.S17]" office:value-type="float" office:value="0.0132436084747314">
            <text:p>0.0132436085</text:p>
          </table:table-cell>
          <table:table-cell table:formula="of:=[.Z17]/[.T17]" office:value-type="float" office:value="1.19294858671861">
            <text:p>1.1929485867</text:p>
          </table:table-cell>
          <table:table-cell/>
          <table:table-cell table:formula="of:=[.N17]/([.S17]+[.Y17])" office:value-type="float" office:value="0.000000000919812797609795">
            <text:p>9.19812797609795E-010</text:p>
          </table:table-cell>
          <table:table-cell table:formula="of:=[.O17]/([.T17]+[.Z17])" office:value-type="float" office:value="0.0000000308712336546439">
            <text:p>3.08712336546439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798">
            <text:p>0.000007798</text:p>
          </table:table-cell>
          <table:table-cell office:value-type="float" office:value="0.000034982">
            <text:p>0.0000349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7]+[.$J$1]" office:value-type="float" office:value="77">
            <text:p>77</text:p>
          </table:table-cell>
          <table:table-cell table:formula="of:=[.J17]+[.$J$1]" office:value-type="float" office:value="81">
            <text:p>81</text:p>
          </table:table-cell>
          <table:table-cell/>
          <table:table-cell table:formula="of:=INDIRECT(CONCATENATE([.L$1];[.$I18]))" office:value-type="float" office:value="2097152">
            <text:p>2097152</text:p>
          </table:table-cell>
          <table:table-cell/>
          <table:table-cell table:formula="of:=AVERAGE(INDIRECT(CONCATENATE([.N$1];[.$I18];&quot;:&quot;;[.N$1];[.$J18])))" office:value-type="float" office:value="0.0389252">
            <text:p>0.0389252</text:p>
          </table:table-cell>
          <table:table-cell table:formula="of:=AVERAGE(INDIRECT(CONCATENATE([.O$1];[.$I18];&quot;:&quot;;[.O$1];[.$J18])))" office:value-type="float" office:value="0.6919764">
            <text:p>0.6919764</text:p>
          </table:table-cell>
          <table:table-cell/>
          <table:table-cell table:formula="of:=[.N18]/[.O18]" office:value-type="float" office:value="0.056252207445225">
            <text:p>0.0562522074</text:p>
          </table:table-cell>
          <table:table-cell/>
          <table:table-cell table:style-name="ce2" table:formula="of:=[.$L18] * LOG([.$L18]; 2)" office:value-type="float" office:value="44040192">
            <text:p>44040192</text:p>
          </table:table-cell>
          <table:table-cell table:style-name="ce2" table:formula="of:=[.$L18] * LOG( LOG([.$L18]; 2); 2)" office:value-type="float" office:value="9211357.26781532">
            <text:p>9211357</text:p>
          </table:table-cell>
          <table:table-cell/>
          <table:table-cell table:formula="of:=[.N18]/[.S18]" office:value-type="float" office:value="0.000000000883856273832775">
            <text:p>8.83856273832775E-010</text:p>
          </table:table-cell>
          <table:table-cell table:formula="of:=[.O18]/[.T18]" office:value-type="float" office:value="0.0000000751220889474975">
            <text:p>7.51220889474975E-008</text:p>
          </table:table-cell>
          <table:table-cell/>
          <table:table-cell table:formula="of:=AVERAGE(INDIRECT(CONCATENATE([.Y$1];[.$I18];&quot;:&quot;;[.Y$1];[.$J18])))" office:value-type="float" office:value="567592.6">
            <text:p>567592.6</text:p>
          </table:table-cell>
          <table:table-cell table:formula="of:=AVERAGE(INDIRECT(CONCATENATE([.Z$1];[.$I18];&quot;:&quot;;[.Z$1];[.$J18])))" office:value-type="float" office:value="12986000">
            <text:p>12986000</text:p>
          </table:table-cell>
          <table:table-cell/>
          <table:table-cell table:formula="of:=[.Y18]/[.Z18]" office:value-type="float" office:value="0.0437080394270753">
            <text:p>0.0437080394</text:p>
          </table:table-cell>
          <table:table-cell/>
          <table:table-cell table:formula="of:=[.Y18]/[.S18]" office:value-type="float" office:value="0.0128880591619582">
            <text:p>0.0128880592</text:p>
          </table:table-cell>
          <table:table-cell table:formula="of:=[.Z18]/[.T18]" office:value-type="float" office:value="1.40978138426715">
            <text:p>1.4097813843</text:p>
          </table:table-cell>
          <table:table-cell/>
          <table:table-cell table:formula="of:=[.N18]/([.S18]+[.Y18])" office:value-type="float" office:value="0.00000000087261002421537">
            <text:p>8.7261002421537E-010</text:p>
          </table:table-cell>
          <table:table-cell table:formula="of:=[.O18]/([.T18]+[.Z18])" office:value-type="float" office:value="0.0000000311738191015792">
            <text:p>3.11738191015792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911">
            <text:p>0.000007911</text:p>
          </table:table-cell>
          <table:table-cell office:value-type="float" office:value="0.000034429">
            <text:p>0.0000344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8]+[.$J$1]" office:value-type="float" office:value="82">
            <text:p>82</text:p>
          </table:table-cell>
          <table:table-cell table:formula="of:=[.J18]+[.$J$1]" office:value-type="float" office:value="86">
            <text:p>86</text:p>
          </table:table-cell>
          <table:table-cell/>
          <table:table-cell table:formula="of:=INDIRECT(CONCATENATE([.L$1];[.$I19]))" office:value-type="float" office:value="4194304">
            <text:p>4194304</text:p>
          </table:table-cell>
          <table:table-cell/>
          <table:table-cell table:formula="of:=AVERAGE(INDIRECT(CONCATENATE([.N$1];[.$I19];&quot;:&quot;;[.N$1];[.$J19])))" office:value-type="float" office:value="0.07892584">
            <text:p>0.07892584</text:p>
          </table:table-cell>
          <table:table-cell table:formula="of:=AVERAGE(INDIRECT(CONCATENATE([.O$1];[.$I19];&quot;:&quot;;[.O$1];[.$J19])))" office:value-type="float" office:value="1.537726">
            <text:p>1.537726</text:p>
          </table:table-cell>
          <table:table-cell/>
          <table:table-cell table:formula="of:=[.N19]/[.O19]" office:value-type="float" office:value="0.0513263351208213">
            <text:p>0.0513263351</text:p>
          </table:table-cell>
          <table:table-cell/>
          <table:table-cell table:style-name="ce2" table:formula="of:=[.$L19] * LOG([.$L19]; 2)" office:value-type="float" office:value="92274688">
            <text:p>92274688</text:p>
          </table:table-cell>
          <table:table-cell table:style-name="ce2" table:formula="of:=[.$L19] * LOG( LOG([.$L19]; 2); 2)" office:value-type="float" office:value="18704211.8757769">
            <text:p>18704212</text:p>
          </table:table-cell>
          <table:table-cell/>
          <table:table-cell table:formula="of:=[.N19]/[.S19]" office:value-type="float" office:value="0.000000000855335755781694">
            <text:p>8.55335755781694E-010</text:p>
          </table:table-cell>
          <table:table-cell table:formula="of:=[.O19]/[.T19]" office:value-type="float" office:value="0.0000000822128197762478">
            <text:p>8.22128197762478E-008</text:p>
          </table:table-cell>
          <table:table-cell/>
          <table:table-cell table:formula="of:=AVERAGE(INDIRECT(CONCATENATE([.Y$1];[.$I19];&quot;:&quot;;[.Y$1];[.$J19])))" office:value-type="float" office:value="1138912">
            <text:p>1138912</text:p>
          </table:table-cell>
          <table:table-cell table:formula="of:=AVERAGE(INDIRECT(CONCATENATE([.Z$1];[.$I19];&quot;:&quot;;[.Z$1];[.$J19])))" office:value-type="float" office:value="29097160">
            <text:p>29097160</text:p>
          </table:table-cell>
          <table:table-cell/>
          <table:table-cell table:formula="of:=[.Y19]/[.Z19]" office:value-type="float" office:value="0.0391416894294838">
            <text:p>0.0391416894</text:p>
          </table:table-cell>
          <table:table-cell/>
          <table:table-cell table:formula="of:=[.Y19]/[.S19]" office:value-type="float" office:value="0.0123426263982599">
            <text:p>0.0123426264</text:p>
          </table:table-cell>
          <table:table-cell table:formula="of:=[.Z19]/[.T19]" office:value-type="float" office:value="1.55564747626082">
            <text:p>1.5556474763</text:p>
          </table:table-cell>
          <table:table-cell/>
          <table:table-cell table:formula="of:=[.N19]/([.S19]+[.Y19])" office:value-type="float" office:value="0.000000000844907379653498">
            <text:p>8.44907379653498E-010</text:p>
          </table:table-cell>
          <table:table-cell table:formula="of:=[.O19]/([.T19]+[.Z19])" office:value-type="float" office:value="0.0000000321690767368799">
            <text:p>3.21690767368799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641">
            <text:p>0.000007641</text:p>
          </table:table-cell>
          <table:table-cell office:value-type="float" office:value="0.000034517">
            <text:p>0.0000345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9]+[.$J$1]" office:value-type="float" office:value="87">
            <text:p>87</text:p>
          </table:table-cell>
          <table:table-cell table:formula="of:=[.J19]+[.$J$1]" office:value-type="float" office:value="91">
            <text:p>91</text:p>
          </table:table-cell>
          <table:table-cell/>
          <table:table-cell table:formula="of:=INDIRECT(CONCATENATE([.L$1];[.$I20]))" office:value-type="float" office:value="8388608">
            <text:p>8388608</text:p>
          </table:table-cell>
          <table:table-cell/>
          <table:table-cell table:formula="of:=AVERAGE(INDIRECT(CONCATENATE([.N$1];[.$I20];&quot;:&quot;;[.N$1];[.$J20])))" office:value-type="float" office:value="0.1558534">
            <text:p>0.1558534</text:p>
          </table:table-cell>
          <table:table-cell table:formula="of:=AVERAGE(INDIRECT(CONCATENATE([.O$1];[.$I20];&quot;:&quot;;[.O$1];[.$J20])))" office:value-type="float" office:value="3.236548">
            <text:p>3.236548</text:p>
          </table:table-cell>
          <table:table-cell/>
          <table:table-cell table:formula="of:=[.N20]/[.O20]" office:value-type="float" office:value="0.0481542062716202">
            <text:p>0.0481542063</text:p>
          </table:table-cell>
          <table:table-cell/>
          <table:table-cell table:style-name="ce2" table:formula="of:=[.$L20] * LOG([.$L20]; 2)" office:value-type="float" office:value="192937984">
            <text:p>192937984</text:p>
          </table:table-cell>
          <table:table-cell table:style-name="ce2" table:formula="of:=[.$L20] * LOG( LOG([.$L20]; 2); 2)" office:value-type="float" office:value="37946388.0130755">
            <text:p>37946388</text:p>
          </table:table-cell>
          <table:table-cell/>
          <table:table-cell table:formula="of:=[.N20]/[.S20]" office:value-type="float" office:value="0.000000000807790134264075">
            <text:p>8.07790134264075E-010</text:p>
          </table:table-cell>
          <table:table-cell table:formula="of:=[.O20]/[.T20]" office:value-type="float" office:value="0.0000000852926502223283">
            <text:p>8.52926502223283E-008</text:p>
          </table:table-cell>
          <table:table-cell/>
          <table:table-cell table:formula="of:=AVERAGE(INDIRECT(CONCATENATE([.Y$1];[.$I20];&quot;:&quot;;[.Y$1];[.$J20])))" office:value-type="float" office:value="2210008">
            <text:p>2210008</text:p>
          </table:table-cell>
          <table:table-cell table:formula="of:=AVERAGE(INDIRECT(CONCATENATE([.Z$1];[.$I20];&quot;:&quot;;[.Z$1];[.$J20])))" office:value-type="float" office:value="62906100">
            <text:p>62906100</text:p>
          </table:table-cell>
          <table:table-cell/>
          <table:table-cell table:formula="of:=[.Y20]/[.Z20]" office:value-type="float" office:value="0.0351318552572803">
            <text:p>0.0351318553</text:p>
          </table:table-cell>
          <table:table-cell/>
          <table:table-cell table:formula="of:=[.Y20]/[.S20]" office:value-type="float" office:value="0.011454499286154">
            <text:p>0.0114544993</text:p>
          </table:table-cell>
          <table:table-cell table:formula="of:=[.Z20]/[.T20]" office:value-type="float" office:value="1.65776252481063">
            <text:p>1.6577625248</text:p>
          </table:table-cell>
          <table:table-cell/>
          <table:table-cell table:formula="of:=[.N20]/([.S20]+[.Y20])" office:value-type="float" office:value="0.000000000798642089025441">
            <text:p>7.98642089025441E-010</text:p>
          </table:table-cell>
          <table:table-cell table:formula="of:=[.O20]/([.T20]+[.Z20])" office:value-type="float" office:value="0.0000000320919003959563">
            <text:p>3.20919003959563E-0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766">
            <text:p>0.000007766</text:p>
          </table:table-cell>
          <table:table-cell office:value-type="float" office:value="0.000034373">
            <text:p>0.0000343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0]+[.$J$1]" office:value-type="float" office:value="92">
            <text:p>92</text:p>
          </table:table-cell>
          <table:table-cell table:formula="of:=[.J20]+[.$J$1]" office:value-type="float" office:value="96">
            <text:p>96</text:p>
          </table:table-cell>
          <table:table-cell/>
          <table:table-cell table:formula="of:=INDIRECT(CONCATENATE([.L$1];[.$I21]))" office:value-type="float" office:value="16777216">
            <text:p>16777216</text:p>
          </table:table-cell>
          <table:table-cell/>
          <table:table-cell table:formula="of:=AVERAGE(INDIRECT(CONCATENATE([.N$1];[.$I21];&quot;:&quot;;[.N$1];[.$J21])))" office:value-type="float" office:value="0.3222086">
            <text:p>0.3222086</text:p>
          </table:table-cell>
          <table:table-cell table:formula="of:=AVERAGE(INDIRECT(CONCATENATE([.O$1];[.$I21];&quot;:&quot;;[.O$1];[.$J21])))" office:value-type="float" office:value="6.260918">
            <text:p>6.260918</text:p>
          </table:table-cell>
          <table:table-cell/>
          <table:table-cell table:formula="of:=[.N21]/[.O21]" office:value-type="float" office:value="0.0514634754839466">
            <text:p>0.0514634755</text:p>
          </table:table-cell>
          <table:table-cell/>
          <table:table-cell table:style-name="ce2" table:formula="of:=[.$L21] * LOG([.$L21]; 2)" office:value-type="float" office:value="402653184">
            <text:p>402653184</text:p>
          </table:table-cell>
          <table:table-cell table:style-name="ce2" table:formula="of:=[.$L21] * LOG( LOG([.$L21]; 2); 2)" office:value-type="float" office:value="76922906.226499">
            <text:p>76922906</text:p>
          </table:table-cell>
          <table:table-cell/>
          <table:table-cell table:formula="of:=[.N21]/[.S21]" office:value-type="float" office:value="0.000000000800213714440664">
            <text:p>8.00213714440664E-010</text:p>
          </table:table-cell>
          <table:table-cell table:formula="of:=[.O21]/[.T21]" office:value-type="float" office:value="0.0000000813921146136206">
            <text:p>8.13921146136206E-008</text:p>
          </table:table-cell>
          <table:table-cell/>
          <table:table-cell table:formula="of:=AVERAGE(INDIRECT(CONCATENATE([.Y$1];[.$I21];&quot;:&quot;;[.Y$1];[.$J21])))" office:value-type="float" office:value="4654884">
            <text:p>4654884</text:p>
          </table:table-cell>
          <table:table-cell table:formula="of:=AVERAGE(INDIRECT(CONCATENATE([.Z$1];[.$I21];&quot;:&quot;;[.Z$1];[.$J21])))" office:value-type="float" office:value="118972200">
            <text:p>118972200</text:p>
          </table:table-cell>
          <table:table-cell/>
          <table:table-cell table:formula="of:=[.Y21]/[.Z21]" office:value-type="float" office:value="0.0391258125847887">
            <text:p>0.0391258126</text:p>
          </table:table-cell>
          <table:table-cell/>
          <table:table-cell table:formula="of:=[.Y21]/[.S21]" office:value-type="float" office:value="0.0115605294704437">
            <text:p>0.0115605295</text:p>
          </table:table-cell>
          <table:table-cell table:formula="of:=[.Z21]/[.T21]" office:value-type="float" office:value="1.54664203208453">
            <text:p>1.5466420321</text:p>
          </table:table-cell>
          <table:table-cell/>
          <table:table-cell table:formula="of:=[.N21]/([.S21]+[.Y21])" office:value-type="float" office:value="0.000000000791068543233472">
            <text:p>7.91068543233472E-010</text:p>
          </table:table-cell>
          <table:table-cell table:formula="of:=[.O21]/([.T21]+[.Z21])" office:value-type="float" office:value="0.000000031960563592441">
            <text:p>0.00000003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5174">
            <text:p>0.000015174</text:p>
          </table:table-cell>
          <table:table-cell office:value-type="float" office:value="0.000066409">
            <text:p>0.0000664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1]+[.$J$1]" office:value-type="float" office:value="97">
            <text:p>97</text:p>
          </table:table-cell>
          <table:table-cell table:formula="of:=[.J21]+[.$J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L$1];[.$I22]))" office:value-type="float" office:value="33554432">
            <text:p>33554432</text:p>
          </table:table-cell>
          <table:table-cell/>
          <table:table-cell table:formula="of:=AVERAGE(INDIRECT(CONCATENATE([.N$1];[.$I22];&quot;:&quot;;[.N$1];[.$J22])))" office:value-type="float" office:value="0.6124522">
            <text:p>0.6124522</text:p>
          </table:table-cell>
          <table:table-cell table:formula="of:=AVERAGE(INDIRECT(CONCATENATE([.O$1];[.$I22];&quot;:&quot;;[.O$1];[.$J22])))" office:value-type="float" office:value="14.00786">
            <text:p>14.00786</text:p>
          </table:table-cell>
          <table:table-cell/>
          <table:table-cell table:formula="of:=[.N22]/[.O22]" office:value-type="float" office:value="0.0437220389124392">
            <text:p>0.0437220389</text:p>
          </table:table-cell>
          <table:table-cell/>
          <table:table-cell table:style-name="ce2" table:formula="of:=[.$L22] * LOG([.$L22]; 2)" office:value-type="float" office:value="838860800">
            <text:p>838860800</text:p>
          </table:table-cell>
          <table:table-cell table:style-name="ce2" table:formula="of:=[.$L22] * LOG( LOG([.$L22]; 2); 2)" office:value-type="float" office:value="155821956.737575">
            <text:p>155821957</text:p>
          </table:table-cell>
          <table:table-cell/>
          <table:table-cell table:formula="of:=[.N22]/[.S22]" office:value-type="float" office:value="0.00000000073009991645813">
            <text:p>7.3009991645813E-010</text:p>
          </table:table-cell>
          <table:table-cell table:formula="of:=[.O22]/[.T22]" office:value-type="float" office:value="0.0000000898965735848838">
            <text:p>8.98965735848838E-008</text:p>
          </table:table-cell>
          <table:table-cell/>
          <table:table-cell table:formula="of:=AVERAGE(INDIRECT(CONCATENATE([.Y$1];[.$I22];&quot;:&quot;;[.Y$1];[.$J22])))" office:value-type="float" office:value="8535840">
            <text:p>8535840</text:p>
          </table:table-cell>
          <table:table-cell table:formula="of:=AVERAGE(INDIRECT(CONCATENATE([.Z$1];[.$I22];&quot;:&quot;;[.Z$1];[.$J22])))" office:value-type="float" office:value="267486600">
            <text:p>267486600</text:p>
          </table:table-cell>
          <table:table-cell/>
          <table:table-cell table:formula="of:=[.Y22]/[.Z22]" office:value-type="float" office:value="0.0319112807893928">
            <text:p>0.0319112808</text:p>
          </table:table-cell>
          <table:table-cell/>
          <table:table-cell table:formula="of:=[.Y22]/[.S22]" office:value-type="float" office:value="0.0101755142211914">
            <text:p>0.0101755142</text:p>
          </table:table-cell>
          <table:table-cell table:formula="of:=[.Z22]/[.T22]" office:value-type="float" office:value="1.71661687223247">
            <text:p>1.7166168722</text:p>
          </table:table-cell>
          <table:table-cell/>
          <table:table-cell table:formula="of:=[.N22]/([.S22]+[.Y22])" office:value-type="float" office:value="0.000000000722745608243148">
            <text:p>7.22745608243148E-010</text:p>
          </table:table-cell>
          <table:table-cell table:formula="of:=[.O22]/([.T22]+[.Z22])" office:value-type="float" office:value="0.0000000330913698224248">
            <text:p>3.30913698224248E-00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5502">
            <text:p>0.000015502</text:p>
          </table:table-cell>
          <table:table-cell office:value-type="float" office:value="0.000066511">
            <text:p>0.0000665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4517">
            <text:p>0.000014517</text:p>
          </table:table-cell>
          <table:table-cell office:value-type="float" office:value="0.000062079">
            <text:p>0.0000620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6"/>
          <table:table-cell table:formula="of:=1/0.043" office:value-type="float" office:value="23.2558139534884">
            <text:p>23.2558139535</text:p>
          </table:table-cell>
          <table:table-cell table:number-columns-repeated="2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4679">
            <text:p>0.000014679</text:p>
          </table:table-cell>
          <table:table-cell office:value-type="float" office:value="0.000062712">
            <text:p>0.000062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4465">
            <text:p>0.000014465</text:p>
          </table:table-cell>
          <table:table-cell office:value-type="float" office:value="0.000062849">
            <text:p>0.0000628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  <table:table-cell table:formula="of:=AVERAGE([.AD11:.AD22])" office:value-type="float" office:value="0.0102798107031703">
            <text:p>0.0102798107</text:p>
          </table:table-cell>
          <table:table-cell table:number-columns-repeated="4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28165">
            <text:p>0.000028165</text:p>
          </table:table-cell>
          <table:table-cell office:value-type="float" office:value="0.000127196">
            <text:p>0.0001271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27881">
            <text:p>0.000027881</text:p>
          </table:table-cell>
          <table:table-cell office:value-type="float" office:value="0.000127144">
            <text:p>0.0001271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27966">
            <text:p>0.000027966</text:p>
          </table:table-cell>
          <table:table-cell office:value-type="float" office:value="0.000126679">
            <text:p>0.0001266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29584">
            <text:p>0.000029584</text:p>
          </table:table-cell>
          <table:table-cell office:value-type="float" office:value="0.000135525">
            <text:p>0.0001355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35558">
            <text:p>0.000035558</text:p>
          </table:table-cell>
          <table:table-cell office:value-type="float" office:value="0.000139397">
            <text:p>0.000139397</text:p>
          </table:table-cell>
          <table:table-cell office:value-type="float" office:value="90">
            <text:p>90</text:p>
          </table:table-cell>
          <table:table-cell office:value-type="float" office:value="117">
            <text:p>117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4589">
            <text:p>0.000054589</text:p>
          </table:table-cell>
          <table:table-cell office:value-type="float" office:value="0.000282028">
            <text:p>0.0002820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4344">
            <text:p>0.000054344</text:p>
          </table:table-cell>
          <table:table-cell office:value-type="float" office:value="0.000226117">
            <text:p>0.0002261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5421">
            <text:p>0.000055421</text:p>
          </table:table-cell>
          <table:table-cell office:value-type="float" office:value="0.000225064">
            <text:p>0.0002250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5335">
            <text:p>0.000055335</text:p>
          </table:table-cell>
          <table:table-cell office:value-type="float" office:value="0.000225236">
            <text:p>0.0002252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4543">
            <text:p>0.000054543</text:p>
          </table:table-cell>
          <table:table-cell office:value-type="float" office:value="0.000226846">
            <text:p>0.0002268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17408">
            <text:p>0.000117408</text:p>
          </table:table-cell>
          <table:table-cell office:value-type="float" office:value="0.000481592">
            <text:p>0.00048159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21916">
            <text:p>0.000121916</text:p>
          </table:table-cell>
          <table:table-cell office:value-type="float" office:value="0.000594909">
            <text:p>0.0005949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10996">
            <text:p>0.000110996</text:p>
          </table:table-cell>
          <table:table-cell office:value-type="float" office:value="0.000483152">
            <text:p>0.0004831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09222">
            <text:p>0.000109222</text:p>
          </table:table-cell>
          <table:table-cell office:value-type="float" office:value="0.000469062">
            <text:p>0.0004690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10335">
            <text:p>0.000110335</text:p>
          </table:table-cell>
          <table:table-cell office:value-type="float" office:value="0.00048966">
            <text:p>0.000489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15514">
            <text:p>0.000215514</text:p>
          </table:table-cell>
          <table:table-cell office:value-type="float" office:value="0.00109547">
            <text:p>0.0010954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30285">
            <text:p>0.000230285</text:p>
          </table:table-cell>
          <table:table-cell office:value-type="float" office:value="0.00117114">
            <text:p>0.001171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23515">
            <text:p>0.000223515</text:p>
          </table:table-cell>
          <table:table-cell office:value-type="float" office:value="0.00106628">
            <text:p>0.001066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19541">
            <text:p>0.000219541</text:p>
          </table:table-cell>
          <table:table-cell office:value-type="float" office:value="0.00106616">
            <text:p>0.0010661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1497">
            <text:p>0.00021497</text:p>
          </table:table-cell>
          <table:table-cell office:value-type="float" office:value="0.00106379">
            <text:p>0.0010637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33263">
            <text:p>0.000433263</text:p>
          </table:table-cell>
          <table:table-cell office:value-type="float" office:value="0.0022023">
            <text:p>0.0022023</text:p>
          </table:table-cell>
          <table:table-cell office:value-type="float" office:value="43">
            <text:p>43</text:p>
          </table:table-cell>
          <table:table-cell office:value-type="float" office:value="124">
            <text:p>124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4101">
            <text:p>0.00044101</text:p>
          </table:table-cell>
          <table:table-cell office:value-type="float" office:value="0.00223714">
            <text:p>0.00223714</text:p>
          </table:table-cell>
          <table:table-cell office:value-type="float" office:value="389">
            <text:p>389</text:p>
          </table:table-cell>
          <table:table-cell office:value-type="float" office:value="312">
            <text:p>312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429">
            <text:p>0.0004429</text:p>
          </table:table-cell>
          <table:table-cell office:value-type="float" office:value="0.00223656">
            <text:p>0.00223656</text:p>
          </table:table-cell>
          <table:table-cell office:value-type="float" office:value="202">
            <text:p>202</text:p>
          </table:table-cell>
          <table:table-cell office:value-type="float" office:value="254">
            <text:p>254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39335">
            <text:p>0.000439335</text:p>
          </table:table-cell>
          <table:table-cell office:value-type="float" office:value="0.00224491">
            <text:p>0.00224491</text:p>
          </table:table-cell>
          <table:table-cell office:value-type="float" office:value="375">
            <text:p>375</text:p>
          </table:table-cell>
          <table:table-cell office:value-type="float" office:value="383">
            <text:p>383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60533">
            <text:p>0.000460533</text:p>
          </table:table-cell>
          <table:table-cell office:value-type="float" office:value="0.00234723">
            <text:p>0.00234723</text:p>
          </table:table-cell>
          <table:table-cell office:value-type="float" office:value="604">
            <text:p>604</text:p>
          </table:table-cell>
          <table:table-cell office:value-type="float" office:value="706">
            <text:p>706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099214">
            <text:p>0.00099214</text:p>
          </table:table-cell>
          <table:table-cell office:value-type="float" office:value="0.00918423">
            <text:p>0.00918423</text:p>
          </table:table-cell>
          <table:table-cell office:value-type="float" office:value="5475">
            <text:p>5475</text:p>
          </table:table-cell>
          <table:table-cell office:value-type="float" office:value="33338">
            <text:p>33338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106847">
            <text:p>0.00106847</text:p>
          </table:table-cell>
          <table:table-cell office:value-type="float" office:value="0.00987471">
            <text:p>0.00987471</text:p>
          </table:table-cell>
          <table:table-cell office:value-type="float" office:value="8005">
            <text:p>8005</text:p>
          </table:table-cell>
          <table:table-cell office:value-type="float" office:value="40350">
            <text:p>4035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100123">
            <text:p>0.00100123</text:p>
          </table:table-cell>
          <table:table-cell office:value-type="float" office:value="0.00973961">
            <text:p>0.00973961</text:p>
          </table:table-cell>
          <table:table-cell office:value-type="float" office:value="5972">
            <text:p>5972</text:p>
          </table:table-cell>
          <table:table-cell office:value-type="float" office:value="39935">
            <text:p>39935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104835">
            <text:p>0.00104835</text:p>
          </table:table-cell>
          <table:table-cell office:value-type="float" office:value="0.00915784">
            <text:p>0.00915784</text:p>
          </table:table-cell>
          <table:table-cell office:value-type="float" office:value="7641">
            <text:p>7641</text:p>
          </table:table-cell>
          <table:table-cell office:value-type="float" office:value="35912">
            <text:p>35912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100852">
            <text:p>0.00100852</text:p>
          </table:table-cell>
          <table:table-cell office:value-type="float" office:value="0.00905825">
            <text:p>0.00905825</text:p>
          </table:table-cell>
          <table:table-cell office:value-type="float" office:value="5835">
            <text:p>5835</text:p>
          </table:table-cell>
          <table:table-cell office:value-type="float" office:value="35054">
            <text:p>35054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372245">
            <text:p>0.00372245</text:p>
          </table:table-cell>
          <table:table-cell office:value-type="float" office:value="0.0261843">
            <text:p>0.0261843</text:p>
          </table:table-cell>
          <table:table-cell office:value-type="float" office:value="43909">
            <text:p>43909</text:p>
          </table:table-cell>
          <table:table-cell office:value-type="float" office:value="258886">
            <text:p>258886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241437">
            <text:p>0.00241437</text:p>
          </table:table-cell>
          <table:table-cell office:value-type="float" office:value="0.0287533">
            <text:p>0.0287533</text:p>
          </table:table-cell>
          <table:table-cell office:value-type="float" office:value="30784">
            <text:p>30784</text:p>
          </table:table-cell>
          <table:table-cell office:value-type="float" office:value="301870">
            <text:p>30187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231601">
            <text:p>0.00231601</text:p>
          </table:table-cell>
          <table:table-cell office:value-type="float" office:value="0.0317998">
            <text:p>0.0317998</text:p>
          </table:table-cell>
          <table:table-cell office:value-type="float" office:value="34474">
            <text:p>34474</text:p>
          </table:table-cell>
          <table:table-cell office:value-type="float" office:value="325918">
            <text:p>325918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228659">
            <text:p>0.00228659</text:p>
          </table:table-cell>
          <table:table-cell office:value-type="float" office:value="0.0241298">
            <text:p>0.0241298</text:p>
          </table:table-cell>
          <table:table-cell office:value-type="float" office:value="32377">
            <text:p>32377</text:p>
          </table:table-cell>
          <table:table-cell office:value-type="float" office:value="187419">
            <text:p>187419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249388">
            <text:p>0.00249388</text:p>
          </table:table-cell>
          <table:table-cell office:value-type="float" office:value="0.0225784">
            <text:p>0.0225784</text:p>
          </table:table-cell>
          <table:table-cell office:value-type="float" office:value="32122">
            <text:p>32122</text:p>
          </table:table-cell>
          <table:table-cell office:value-type="float" office:value="167803">
            <text:p>167803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47806">
            <text:p>0.0047806</text:p>
          </table:table-cell>
          <table:table-cell office:value-type="float" office:value="0.0749151">
            <text:p>0.0749151</text:p>
          </table:table-cell>
          <table:table-cell office:value-type="float" office:value="70654">
            <text:p>70654</text:p>
          </table:table-cell>
          <table:table-cell office:value-type="float" office:value="1039060">
            <text:p>103906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553504">
            <text:p>0.00553504</text:p>
          </table:table-cell>
          <table:table-cell office:value-type="float" office:value="0.0772691">
            <text:p>0.0772691</text:p>
          </table:table-cell>
          <table:table-cell office:value-type="float" office:value="72968">
            <text:p>72968</text:p>
          </table:table-cell>
          <table:table-cell office:value-type="float" office:value="1174880">
            <text:p>117488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464685">
            <text:p>0.00464685</text:p>
          </table:table-cell>
          <table:table-cell office:value-type="float" office:value="0.0679628">
            <text:p>0.0679628</text:p>
          </table:table-cell>
          <table:table-cell office:value-type="float" office:value="69595">
            <text:p>69595</text:p>
          </table:table-cell>
          <table:table-cell office:value-type="float" office:value="935721">
            <text:p>935721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510401">
            <text:p>0.00510401</text:p>
          </table:table-cell>
          <table:table-cell office:value-type="float" office:value="0.0630075">
            <text:p>0.0630075</text:p>
          </table:table-cell>
          <table:table-cell office:value-type="float" office:value="70151">
            <text:p>70151</text:p>
          </table:table-cell>
          <table:table-cell office:value-type="float" office:value="837391">
            <text:p>837391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462705">
            <text:p>0.00462705</text:p>
          </table:table-cell>
          <table:table-cell office:value-type="float" office:value="0.0614625">
            <text:p>0.0614625</text:p>
          </table:table-cell>
          <table:table-cell office:value-type="float" office:value="69405">
            <text:p>69405</text:p>
          </table:table-cell>
          <table:table-cell office:value-type="float" office:value="806549">
            <text:p>806549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0976362">
            <text:p>0.00976362</text:p>
          </table:table-cell>
          <table:table-cell office:value-type="float" office:value="0.148745">
            <text:p>0.148745</text:p>
          </table:table-cell>
          <table:table-cell office:value-type="float" office:value="142341">
            <text:p>142341</text:p>
          </table:table-cell>
          <table:table-cell office:value-type="float" office:value="2469330">
            <text:p>246933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108172">
            <text:p>0.0108172</text:p>
          </table:table-cell>
          <table:table-cell office:value-type="float" office:value="0.147612">
            <text:p>0.147612</text:p>
          </table:table-cell>
          <table:table-cell office:value-type="float" office:value="151639">
            <text:p>151639</text:p>
          </table:table-cell>
          <table:table-cell office:value-type="float" office:value="2468400">
            <text:p>24684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0927517">
            <text:p>0.00927517</text:p>
          </table:table-cell>
          <table:table-cell office:value-type="float" office:value="0.150466">
            <text:p>0.150466</text:p>
          </table:table-cell>
          <table:table-cell office:value-type="float" office:value="133254">
            <text:p>133254</text:p>
          </table:table-cell>
          <table:table-cell office:value-type="float" office:value="2475380">
            <text:p>247538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0933303">
            <text:p>0.00933303</text:p>
          </table:table-cell>
          <table:table-cell office:value-type="float" office:value="0.149206">
            <text:p>0.149206</text:p>
          </table:table-cell>
          <table:table-cell office:value-type="float" office:value="139488">
            <text:p>139488</text:p>
          </table:table-cell>
          <table:table-cell office:value-type="float" office:value="2472770">
            <text:p>247277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0932104">
            <text:p>0.00932104</text:p>
          </table:table-cell>
          <table:table-cell office:value-type="float" office:value="0.14789">
            <text:p>0.14789</text:p>
          </table:table-cell>
          <table:table-cell office:value-type="float" office:value="138981">
            <text:p>138981</text:p>
          </table:table-cell>
          <table:table-cell office:value-type="float" office:value="2461760">
            <text:p>246176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190764">
            <text:p>0.0190764</text:p>
          </table:table-cell>
          <table:table-cell office:value-type="float" office:value="0.306579">
            <text:p>0.306579</text:p>
          </table:table-cell>
          <table:table-cell office:value-type="float" office:value="282619">
            <text:p>282619</text:p>
          </table:table-cell>
          <table:table-cell office:value-type="float" office:value="5406220">
            <text:p>540622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202106">
            <text:p>0.0202106</text:p>
          </table:table-cell>
          <table:table-cell office:value-type="float" office:value="0.308069">
            <text:p>0.308069</text:p>
          </table:table-cell>
          <table:table-cell office:value-type="float" office:value="279367">
            <text:p>279367</text:p>
          </table:table-cell>
          <table:table-cell office:value-type="float" office:value="5437010">
            <text:p>543701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194003">
            <text:p>0.0194003</text:p>
          </table:table-cell>
          <table:table-cell office:value-type="float" office:value="0.310317">
            <text:p>0.310317</text:p>
          </table:table-cell>
          <table:table-cell office:value-type="float" office:value="261551">
            <text:p>261551</text:p>
          </table:table-cell>
          <table:table-cell office:value-type="float" office:value="5424070">
            <text:p>542407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196771">
            <text:p>0.0196771</text:p>
          </table:table-cell>
          <table:table-cell office:value-type="float" office:value="0.303464">
            <text:p>0.303464</text:p>
          </table:table-cell>
          <table:table-cell office:value-type="float" office:value="285056">
            <text:p>285056</text:p>
          </table:table-cell>
          <table:table-cell office:value-type="float" office:value="5371470">
            <text:p>537147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193623">
            <text:p>0.0193623</text:p>
          </table:table-cell>
          <table:table-cell office:value-type="float" office:value="0.305587">
            <text:p>0.305587</text:p>
          </table:table-cell>
          <table:table-cell office:value-type="float" office:value="280100">
            <text:p>280100</text:p>
          </table:table-cell>
          <table:table-cell office:value-type="float" office:value="5392670">
            <text:p>539267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377917">
            <text:p>0.0377917</text:p>
          </table:table-cell>
          <table:table-cell office:value-type="float" office:value="0.690554">
            <text:p>0.690554</text:p>
          </table:table-cell>
          <table:table-cell office:value-type="float" office:value="549729">
            <text:p>549729</text:p>
          </table:table-cell>
          <table:table-cell office:value-type="float" office:value="12966500">
            <text:p>129665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390268">
            <text:p>0.0390268</text:p>
          </table:table-cell>
          <table:table-cell office:value-type="float" office:value="0.69176">
            <text:p>0.69176</text:p>
          </table:table-cell>
          <table:table-cell office:value-type="float" office:value="561920">
            <text:p>561920</text:p>
          </table:table-cell>
          <table:table-cell office:value-type="float" office:value="12936700">
            <text:p>129367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394794">
            <text:p>0.0394794</text:p>
          </table:table-cell>
          <table:table-cell office:value-type="float" office:value="0.693457">
            <text:p>0.693457</text:p>
          </table:table-cell>
          <table:table-cell office:value-type="float" office:value="595160">
            <text:p>595160</text:p>
          </table:table-cell>
          <table:table-cell office:value-type="float" office:value="12985600">
            <text:p>129856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406126">
            <text:p>0.0406126</text:p>
          </table:table-cell>
          <table:table-cell office:value-type="float" office:value="0.69108">
            <text:p>0.69108</text:p>
          </table:table-cell>
          <table:table-cell office:value-type="float" office:value="571368">
            <text:p>571368</text:p>
          </table:table-cell>
          <table:table-cell office:value-type="float" office:value="13017400">
            <text:p>130174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377155">
            <text:p>0.0377155</text:p>
          </table:table-cell>
          <table:table-cell office:value-type="float" office:value="0.693031">
            <text:p>0.693031</text:p>
          </table:table-cell>
          <table:table-cell office:value-type="float" office:value="559786">
            <text:p>559786</text:p>
          </table:table-cell>
          <table:table-cell office:value-type="float" office:value="13023800">
            <text:p>130238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762479">
            <text:p>0.0762479</text:p>
          </table:table-cell>
          <table:table-cell office:value-type="float" office:value="1.57278">
            <text:p>1.57278</text:p>
          </table:table-cell>
          <table:table-cell office:value-type="float" office:value="1134100">
            <text:p>1134100</text:p>
          </table:table-cell>
          <table:table-cell office:value-type="float" office:value="29434800">
            <text:p>294348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774509">
            <text:p>0.0774509</text:p>
          </table:table-cell>
          <table:table-cell office:value-type="float" office:value="1.55549">
            <text:p>1.55549</text:p>
          </table:table-cell>
          <table:table-cell office:value-type="float" office:value="1124610">
            <text:p>1124610</text:p>
          </table:table-cell>
          <table:table-cell office:value-type="float" office:value="29287700">
            <text:p>292877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81632">
            <text:p>0.081632</text:p>
          </table:table-cell>
          <table:table-cell office:value-type="float" office:value="1.52567">
            <text:p>1.52567</text:p>
          </table:table-cell>
          <table:table-cell office:value-type="float" office:value="1136760">
            <text:p>1136760</text:p>
          </table:table-cell>
          <table:table-cell office:value-type="float" office:value="28987300">
            <text:p>289873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824795">
            <text:p>0.0824795</text:p>
          </table:table-cell>
          <table:table-cell office:value-type="float" office:value="1.53532">
            <text:p>1.53532</text:p>
          </table:table-cell>
          <table:table-cell office:value-type="float" office:value="1178980">
            <text:p>1178980</text:p>
          </table:table-cell>
          <table:table-cell office:value-type="float" office:value="29063000">
            <text:p>290630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768189">
            <text:p>0.0768189</text:p>
          </table:table-cell>
          <table:table-cell office:value-type="float" office:value="1.49937">
            <text:p>1.49937</text:p>
          </table:table-cell>
          <table:table-cell office:value-type="float" office:value="1120110">
            <text:p>1120110</text:p>
          </table:table-cell>
          <table:table-cell office:value-type="float" office:value="28713000">
            <text:p>287130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50096">
            <text:p>0.150096</text:p>
          </table:table-cell>
          <table:table-cell office:value-type="float" office:value="3.28126">
            <text:p>3.28126</text:p>
          </table:table-cell>
          <table:table-cell office:value-type="float" office:value="2221980">
            <text:p>2221980</text:p>
          </table:table-cell>
          <table:table-cell office:value-type="float" office:value="63545500">
            <text:p>635455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53392">
            <text:p>0.153392</text:p>
          </table:table-cell>
          <table:table-cell office:value-type="float" office:value="3.24367">
            <text:p>3.24367</text:p>
          </table:table-cell>
          <table:table-cell office:value-type="float" office:value="2213250">
            <text:p>2213250</text:p>
          </table:table-cell>
          <table:table-cell office:value-type="float" office:value="63064400">
            <text:p>630644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53779">
            <text:p>0.153779</text:p>
          </table:table-cell>
          <table:table-cell office:value-type="float" office:value="3.15006">
            <text:p>3.15006</text:p>
          </table:table-cell>
          <table:table-cell office:value-type="float" office:value="2282490">
            <text:p>2282490</text:p>
          </table:table-cell>
          <table:table-cell office:value-type="float" office:value="61060700">
            <text:p>610607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55851">
            <text:p>0.155851</text:p>
          </table:table-cell>
          <table:table-cell office:value-type="float" office:value="3.25828">
            <text:p>3.25828</text:p>
          </table:table-cell>
          <table:table-cell office:value-type="float" office:value="2206420">
            <text:p>2206420</text:p>
          </table:table-cell>
          <table:table-cell office:value-type="float" office:value="63549700">
            <text:p>635497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66149">
            <text:p>0.166149</text:p>
          </table:table-cell>
          <table:table-cell office:value-type="float" office:value="3.24947">
            <text:p>3.24947</text:p>
          </table:table-cell>
          <table:table-cell office:value-type="float" office:value="2125900">
            <text:p>2125900</text:p>
          </table:table-cell>
          <table:table-cell office:value-type="float" office:value="63310200">
            <text:p>633102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29982">
            <text:p>0.329982</text:p>
          </table:table-cell>
          <table:table-cell office:value-type="float" office:value="6.5748">
            <text:p>6.5748</text:p>
          </table:table-cell>
          <table:table-cell office:value-type="float" office:value="4502840">
            <text:p>4502840</text:p>
          </table:table-cell>
          <table:table-cell office:value-type="float" office:value="125408000">
            <text:p>1254080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24621">
            <text:p>0.324621</text:p>
          </table:table-cell>
          <table:table-cell office:value-type="float" office:value="6.14668">
            <text:p>6.14668</text:p>
          </table:table-cell>
          <table:table-cell office:value-type="float" office:value="4716950">
            <text:p>4716950</text:p>
          </table:table-cell>
          <table:table-cell office:value-type="float" office:value="116558000">
            <text:p>1165580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19028">
            <text:p>0.319028</text:p>
          </table:table-cell>
          <table:table-cell office:value-type="float" office:value="6.16331">
            <text:p>6.16331</text:p>
          </table:table-cell>
          <table:table-cell office:value-type="float" office:value="4667360">
            <text:p>4667360</text:p>
          </table:table-cell>
          <table:table-cell office:value-type="float" office:value="117286000">
            <text:p>1172860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20093">
            <text:p>0.320093</text:p>
          </table:table-cell>
          <table:table-cell office:value-type="float" office:value="6.30834">
            <text:p>6.30834</text:p>
          </table:table-cell>
          <table:table-cell office:value-type="float" office:value="4728270">
            <text:p>4728270</text:p>
          </table:table-cell>
          <table:table-cell office:value-type="float" office:value="119618000">
            <text:p>1196180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17319">
            <text:p>0.317319</text:p>
          </table:table-cell>
          <table:table-cell office:value-type="float" office:value="6.11146">
            <text:p>6.11146</text:p>
          </table:table-cell>
          <table:table-cell office:value-type="float" office:value="4659000">
            <text:p>4659000</text:p>
          </table:table-cell>
          <table:table-cell office:value-type="float" office:value="115991000">
            <text:p>1159910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635362">
            <text:p>0.635362</text:p>
          </table:table-cell>
          <table:table-cell office:value-type="float" office:value="14.0149">
            <text:p>14.0149</text:p>
          </table:table-cell>
          <table:table-cell office:value-type="float" office:value="9019230">
            <text:p>9019230</text:p>
          </table:table-cell>
          <table:table-cell office:value-type="float" office:value="268278000">
            <text:p>2682780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596343">
            <text:p>0.596343</text:p>
          </table:table-cell>
          <table:table-cell office:value-type="float" office:value="14.0207">
            <text:p>14.0207</text:p>
          </table:table-cell>
          <table:table-cell office:value-type="float" office:value="8338220">
            <text:p>8338220</text:p>
          </table:table-cell>
          <table:table-cell office:value-type="float" office:value="267340000">
            <text:p>2673400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599738">
            <text:p>0.599738</text:p>
          </table:table-cell>
          <table:table-cell office:value-type="float" office:value="13.9594">
            <text:p>13.9594</text:p>
          </table:table-cell>
          <table:table-cell office:value-type="float" office:value="8441350">
            <text:p>8441350</text:p>
          </table:table-cell>
          <table:table-cell office:value-type="float" office:value="266604000">
            <text:p>2666040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631305">
            <text:p>0.631305</text:p>
          </table:table-cell>
          <table:table-cell office:value-type="float" office:value="14.0167">
            <text:p>14.0167</text:p>
          </table:table-cell>
          <table:table-cell office:value-type="float" office:value="8601370">
            <text:p>8601370</text:p>
          </table:table-cell>
          <table:table-cell office:value-type="float" office:value="267342000">
            <text:p>2673420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599513">
            <text:p>0.599513</text:p>
          </table:table-cell>
          <table:table-cell office:value-type="float" office:value="14.0276">
            <text:p>14.0276</text:p>
          </table:table-cell>
          <table:table-cell office:value-type="float" office:value="8279030">
            <text:p>8279030</text:p>
          </table:table-cell>
          <table:table-cell office:value-type="float" office:value="267869000">
            <text:p>267869000</text:p>
          </table:table-cell>
          <table:table-cell office:value-type="string">
            <text:p><text:s/></text:p>
          </table:table-cell>
          <table:table-cell table:number-columns-repeated="28"/>
        </table:table-row>
        <table:table-row table:style-name="ro2" table:number-rows-repeated="1048474">
          <table:table-cell table:number-columns-repeated="34"/>
        </table:table-row>
        <table:table-row table:style-name="ro2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15:39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3T16:09:57</dc:date>
    <dc:creator>mind </dc:creator>
    <meta:generator>LibreOffice/4.0.2.2$Linux_X86_64 LibreOffice_project/400m0$Build-2</meta:generator>
    <meta:editing-duration>PT20M5S</meta:editing-duration>
    <meta:editing-cycles>3</meta:editing-cycles>
    <meta:document-statistic meta:table-count="1" meta:cell-count="97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25cm" svg:height="12.834cm" xlink:href=".." xlink:type="simple" chart:class="chart:line" chart:style-name="ch1">
        <chart:title svg:x="7.914cm" svg:y="0.391cm" chart:style-name="ch2">
          <text:p>Red Black Trees - Deletion</text:p>
        </chart:title>
        <chart:subtitle svg:x="8.189cm" svg:y="1.448cm" chart:style-name="ch3">
          <text:p>measured vs asymptotic rime</text:p>
        </chart:subtitle>
        <chart:legend chart:legend-position="end" svg:x="19.993cm" svg:y="6.12cm" style:legend-expansion="high" chart:style-name="ch4"/>
        <chart:plot-area chart:style-name="ch5" table:cell-range-address="Sheet1.L3:Sheet1.L22 Sheet1.V2:Sheet1.V22" chart:data-source-has-labels="both" svg:x="0.882cm" svg:y="2.639cm" svg:width="18.247cm" svg:height="8.961cm">
          <chartooo:coordinate-region svg:x="3.071cm" svg:y="2.836cm" svg:width="15.323cm" svg:height="7.727cm"/>
          <chart:axis chart:dimension="x" chart:name="primary-x" chart:style-name="ch6" chartooo:axis-type="auto">
            <chartooo:date-scale/>
            <chart:title svg:x="9.293cm" svg:y="11.857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V3:Sheet1.V22" chart:label-cell-address="Sheet1.V2:Sheet1.V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0903072916666667">
                <text:p>0.00000000903072916666667</text:p>
                <draw:g>
                  <svg:desc>Sheet1.V3:Sheet1.V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11919642857143">
                <text:p>0.000000006119196428571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495927734375">
                <text:p>0.00000000495927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169049479166667">
                <text:p>0.0000000016904947916666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145189453125">
                <text:p>0.000000001451894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132416548295455">
                <text:p>0.000000001324165482954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111585286458333">
                <text:p>0.0000000011158528645833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107023174579327">
                <text:p>0.0000000010702317457932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0962459019252232">
                <text:p>0.00000000096245901925223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0902116292317708">
                <text:p>0.00000000090211629231770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0976316452026367">
                <text:p>0.00000000097631645202636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118778901941636">
                <text:p>0.0000000011877890194163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104664908515082">
                <text:p>0.0000000010466490851508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0973953648617393">
                <text:p>0.00000000097395364861739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0931994438171387">
                <text:p>0.00000000093199443817138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0883856273832775">
                <text:p>0.00000000088385627383277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0855335755781694">
                <text:p>0.00000000085533575578169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0807790134264075">
                <text:p>0.00000000080779013426407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00800213714440664">
                <text:p>0.000000000800213714440664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0073009991645813">
                <text:p>0.00000000073009991645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61cm" svg:height="13.059cm" xlink:href=".." xlink:type="simple" chart:class="chart:line" chart:style-name="ch1">
        <chart:title svg:x="8.308cm" svg:y="0.396cm" chart:style-name="ch2">
          <text:p>Cache misses per element</text:p>
        </chart:title>
        <chart:legend chart:legend-position="end" svg:x="17.822cm" svg:y="5.985cm" style:legend-expansion="high" chart:style-name="ch3"/>
        <chart:plot-area chart:style-name="ch4" table:cell-range-address="Sheet1.L3:Sheet1.L22 Sheet1.AD2:Sheet1.AE22" chart:data-source-has-labels="both" svg:x="1.455cm" svg:y="1.98cm" svg:width="15.473cm" svg:height="9.84cm">
          <chartooo:coordinate-region svg:x="2.177cm" svg:y="2.177cm" svg:width="13.661cm" svg:height="8.606cm"/>
          <chart:axis chart:dimension="x" chart:name="primary-x" chart:style-name="ch5" chartooo:axis-type="auto">
            <chartooo:date-scale/>
            <chart:title svg:x="8.479cm" svg:y="12.082cm" chart:style-name="ch6">
              <text:p>elements</text:p>
            </chart:title>
            <chart:categories table:cell-range-address="Sheet1.L3:Sheet1.L22"/>
          </chart:axis>
          <chart:axis chart:dimension="y" chart:name="primary-y" chart:style-name="ch5">
            <chart:title svg:x="0.451cm" svg:y="7.35cm" chart:style-name="ch7">
              <text:p>factor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AD3:Sheet1.AD22" chart:label-cell-address="Sheet1.AD2:Sheet1.AD2" chart:class="chart:line">
            <chart:data-point chart:repeated="20"/>
          </chart:series>
          <chart:series chart:attached-axis="primary-y" chart:style-name="ch11" chart:values-cell-range-address="Sheet1.AE3:Sheet1.AE22" chart:label-cell-address="Sheet1.AE2:Sheet1.AE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 black trees</text:p>
                <draw:g>
                  <svg:desc>Sheet1.AD2:Sheet1.AD2</svg:desc>
                </draw:g>
              </table:table-cell>
              <table:table-cell office:value-type="string">
                <text:p>van emde boas trees</text:p>
                <draw:g>
                  <svg:desc>Sheet1.AE2:Sheet1.AE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104166666666667">
                <text:p>0.00104166666666667</text:p>
                <draw:g>
                  <svg:desc>Sheet1.AD3:Sheet1.AD22</svg:desc>
                </draw:g>
              </table:table-cell>
              <table:table-cell office:value-type="float" office:value="0.00483566009043177">
                <text:p>0.00483566009043177</text:p>
                <draw:g>
                  <svg:desc>Sheet1.AE3:Sheet1.AE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.000246456934988851">
                <text:p>0.00024645693498885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807883522727273">
                <text:p>0.000807883522727273</text:p>
              </table:table-cell>
              <table:table-cell office:value-type="float" office:value="0.00333102045952254">
                <text:p>0.0033310204595225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813802083333333">
                <text:p>0.0000081380208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939002403846154">
                <text:p>0.00000939002403846154</text:p>
              </table:table-cell>
              <table:table-cell office:value-type="float" office:value="0.0000131952223841465">
                <text:p>0.000013195222384146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470842633928571">
                <text:p>0.0000470842633928571</text:p>
              </table:table-cell>
              <table:table-cell office:value-type="float" office:value="0.0000384740529839639">
                <text:p>0.000038474052983963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656331380208333">
                <text:p>0.000656331380208333</text:p>
              </table:table-cell>
              <table:table-cell office:value-type="float" office:value="0.00277923172690834">
                <text:p>0.0027792317269083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6280517578125">
                <text:p>0.006280517578125</text:p>
              </table:table-cell>
              <table:table-cell office:value-type="float" office:value="0.140830230712891">
                <text:p>0.14083023071289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155878403607537">
                <text:p>0.0155878403607537</text:p>
              </table:table-cell>
              <table:table-cell office:value-type="float" office:value="0.4636085962745">
                <text:p>0.463608596274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149524688720703">
                <text:p>0.0149524688720703</text:p>
              </table:table-cell>
              <table:table-cell office:value-type="float" office:value="0.877048705714006">
                <text:p>0.87704870571400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141686489707545">
                <text:p>0.0141686489707545</text:p>
              </table:table-cell>
              <table:table-cell office:value-type="float" office:value="1.10883503534029">
                <text:p>1.1088350353402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132436084747314">
                <text:p>0.0132436084747314</text:p>
              </table:table-cell>
              <table:table-cell office:value-type="float" office:value="1.19294858671861">
                <text:p>1.1929485867186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128880591619582">
                <text:p>0.0128880591619582</text:p>
              </table:table-cell>
              <table:table-cell office:value-type="float" office:value="1.40978138426715">
                <text:p>1.4097813842671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123426263982599">
                <text:p>0.0123426263982599</text:p>
              </table:table-cell>
              <table:table-cell office:value-type="float" office:value="1.55564747626082">
                <text:p>1.5556474762608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11454499286154">
                <text:p>0.011454499286154</text:p>
              </table:table-cell>
              <table:table-cell office:value-type="float" office:value="1.65776252481063">
                <text:p>1.6577625248106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115605294704437">
                <text:p>0.0115605294704437</text:p>
              </table:table-cell>
              <table:table-cell office:value-type="float" office:value="1.54664203208453">
                <text:p>1.54664203208453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101755142211914">
                <text:p>0.0101755142211914</text:p>
              </table:table-cell>
              <table:table-cell office:value-type="float" office:value="1.71661687223247">
                <text:p>1.7166168722324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96cm" svg:height="11.991cm" xlink:href=".." xlink:type="simple" chart:class="chart:line" chart:style-name="ch1">
        <chart:title svg:x="6.479cm" svg:y="0.374cm" chart:style-name="ch2">
          <text:p>Measured running time over asymptotic running time</text:p>
        </chart:title>
        <chart:subtitle svg:x="8.547cm" svg:y="1.414cm" chart:style-name="ch3">
          <text:p>adapted by the number of cache misses</text:p>
        </chart:subtitle>
        <chart:legend chart:legend-position="end" svg:x="22.202cm" svg:y="5.451cm" style:legend-expansion="high" chart:style-name="ch4"/>
        <chart:plot-area chart:style-name="ch5" table:cell-range-address="Sheet1.L3:Sheet1.L22 Sheet1.AG2:Sheet1.AH22" chart:data-source-has-labels="both" svg:x="0.931cm" svg:y="2.571cm" svg:width="20.309cm" svg:height="8.203cm">
          <chartooo:coordinate-region svg:x="2.936cm" svg:y="2.769cm" svg:width="16.115cm" svg:height="6.968cm"/>
          <chart:axis chart:dimension="x" chart:name="primary-x" chart:style-name="ch6" chartooo:axis-type="auto">
            <chartooo:date-scale/>
            <chart:title svg:x="10.373cm" svg:y="11.014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AG3:Sheet1.AG22" chart:label-cell-address="Sheet1.AG2:Sheet1.AG2" chart:class="chart:line">
            <chart:data-point chart:repeated="20"/>
          </chart:series>
          <chart:series chart:attached-axis="primary-y" chart:style-name="ch11" chart:values-cell-range-address="Sheet1.AH3:Sheet1.AH22" chart:label-cell-address="Sheet1.AH2:Sheet1.AH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AG2:Sheet1.AG2</svg:desc>
                </draw:g>
              </table:table-cell>
              <table:table-cell office:value-type="string">
                <text:p>veb</text:p>
                <draw:g>
                  <svg:desc>Sheet1.AH2:Sheet1.AH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090213319458897">
                <text:p>0.0000000090213319458897</text:p>
                <draw:g>
                  <svg:desc>Sheet1.AG3:Sheet1.AG22</svg:desc>
                </draw:g>
              </table:table-cell>
              <table:table-cell office:value-type="float" office:value="0.0000000403314292202158">
                <text:p>0.0000000403314292202158</text:p>
                <draw:g>
                  <svg:desc>Sheet1.AH3:Sheet1.AH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11919642857143">
                <text:p>0.00000000611919642857143</text:p>
              </table:table-cell>
              <table:table-cell office:value-type="float" office:value="0.0000000362863808917103">
                <text:p>0.000000036286380891710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495927734375">
                <text:p>0.00000000495927734375</text:p>
              </table:table-cell>
              <table:table-cell office:value-type="float" office:value="0.00000005898671875">
                <text:p>0.000000058986718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169049479166667">
                <text:p>0.00000000169049479166667</text:p>
              </table:table-cell>
              <table:table-cell office:value-type="float" office:value="0.000000021372899955388">
                <text:p>0.00000002137289995538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145189453125">
                <text:p>0.00000000145189453125</text:p>
              </table:table-cell>
              <table:table-cell office:value-type="float" office:value="0.0000000188472998847746">
                <text:p>0.00000001884729988477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13230965750326">
                <text:p>0.0000000013230965750326</text:p>
              </table:table-cell>
              <table:table-cell office:value-type="float" office:value="0.000000018455075691051">
                <text:p>0.00000001845507569105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111584378382337">
                <text:p>0.00000000111584378382337</text:p>
              </table:table-cell>
              <table:table-cell office:value-type="float" office:value="0.0000000161439728024303">
                <text:p>0.000000016143972802430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107022169638581">
                <text:p>0.00000000107022169638581</text:p>
              </table:table-cell>
              <table:table-cell office:value-type="float" office:value="0.0000000166150398466917">
                <text:p>0.000000016615039846691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0962413704711867">
                <text:p>0.000000000962413704711867</text:p>
              </table:table-cell>
              <table:table-cell office:value-type="float" office:value="0.0000000175141257941727">
                <text:p>0.000000017514125794172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0901524593437006">
                <text:p>0.000000000901524593437006</text:p>
              </table:table-cell>
              <table:table-cell office:value-type="float" office:value="0.0000000175547930571985">
                <text:p>0.000000017554793057198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0970222949735851">
                <text:p>0.000000000970222949735851</text:p>
              </table:table-cell>
              <table:table-cell office:value-type="float" office:value="0.0000000314414211377047">
                <text:p>0.000000031441421137704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116955813393201">
                <text:p>0.00000000116955813393201</text:p>
              </table:table-cell>
              <table:table-cell office:value-type="float" office:value="0.0000000340365520446215">
                <text:p>0.000000034036552044621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103122965582219">
                <text:p>0.00000000103122965582219</text:p>
              </table:table-cell>
              <table:table-cell office:value-type="float" office:value="0.0000000335910040506804">
                <text:p>0.000000033591004050680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0960346831472089">
                <text:p>0.000000000960346831472089</text:p>
              </table:table-cell>
              <table:table-cell office:value-type="float" office:value="0.0000000316786031555699">
                <text:p>0.000000031678603155569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0919812797609795">
                <text:p>0.000000000919812797609795</text:p>
              </table:table-cell>
              <table:table-cell office:value-type="float" office:value="0.0000000308712336546439">
                <text:p>0.000000030871233654643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087261002421537">
                <text:p>0.00000000087261002421537</text:p>
              </table:table-cell>
              <table:table-cell office:value-type="float" office:value="0.0000000311738191015792">
                <text:p>0.000000031173819101579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0844907379653498">
                <text:p>0.000000000844907379653498</text:p>
              </table:table-cell>
              <table:table-cell office:value-type="float" office:value="0.0000000321690767368799">
                <text:p>0.000000032169076736879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0798642089025441">
                <text:p>0.000000000798642089025441</text:p>
              </table:table-cell>
              <table:table-cell office:value-type="float" office:value="0.0000000320919003959563">
                <text:p>0.000000032091900395956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00791068543233472">
                <text:p>0.000000000791068543233472</text:p>
              </table:table-cell>
              <table:table-cell office:value-type="float" office:value="0.000000031960563592441">
                <text:p>0.00000003196056359244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00722745608243148">
                <text:p>0.000000000722745608243148</text:p>
              </table:table-cell>
              <table:table-cell office:value-type="float" office:value="0.0000000330913698224248">
                <text:p>0.000000033091369822424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25cm" svg:height="12.966cm" xlink:href=".." xlink:type="simple" chart:class="chart:line" chart:style-name="ch1">
        <chart:title svg:x="7.864cm" svg:y="0.394cm" chart:style-name="ch2">
          <text:p>Van Emde Boas trees - Deletion</text:p>
        </chart:title>
        <chart:subtitle svg:x="8.702cm" svg:y="1.454cm" chart:style-name="ch3">
          <text:p>measured vs asymptotic time</text:p>
        </chart:subtitle>
        <chart:legend chart:legend-position="end" svg:x="20.731cm" svg:y="6.186cm" style:legend-expansion="high" chart:style-name="ch4"/>
        <chart:plot-area chart:style-name="ch5" table:cell-range-address="Sheet1.L3:Sheet1.L22 Sheet1.W2:Sheet1.W22" chart:data-source-has-labels="both" svg:x="0.902cm" svg:y="2.651cm" svg:width="18.925cm" svg:height="9.078cm">
          <chartooo:coordinate-region svg:x="2.907cm" svg:y="2.848cm" svg:width="16.185cm" svg:height="7.844cm"/>
          <chart:axis chart:dimension="x" chart:name="primary-x" chart:style-name="ch6" chartooo:axis-type="auto">
            <chartooo:date-scale/>
            <chart:title svg:x="9.652cm" svg:y="11.989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W3:Sheet1.W22" chart:label-cell-address="Sheet1.W2:Sheet1.W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405264583028861">
                <text:p>0.0000000405264583028861</text:p>
                <draw:g>
                  <svg:desc>Sheet1.W3:Sheet1.W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362863808917103">
                <text:p>0.000000036286380891710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898671875">
                <text:p>0.000000058986718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13781674548029">
                <text:p>0.000000021378167454802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88472998847746">
                <text:p>0.00000001884729988477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85165499257599">
                <text:p>0.000000018516549925759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61439728024303">
                <text:p>0.000000016143972802430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66152590858374">
                <text:p>0.000000016615259085837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75147996335764">
                <text:p>0.000000017514799633576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76035818950224">
                <text:p>0.000000017603581895022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358693237304688">
                <text:p>0.000000035869323730468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498161901600524">
                <text:p>0.000000049816190160052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630519506769636">
                <text:p>0.000000063051950676963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668049482051072">
                <text:p>0.000000066804948205107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676990282132113">
                <text:p>0.000000067699028213211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751220889474975">
                <text:p>0.000000075122088947497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822128197762478">
                <text:p>0.000000082212819776247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852926502223283">
                <text:p>0.000000085292650222328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813921146136206">
                <text:p>0.0000000813921146136206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898965735848838">
                <text:p>0.0000000898965735848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83cm" svg:height="12.766cm" xlink:href=".." xlink:type="simple" chart:class="chart:line" chart:style-name="ch1">
        <chart:title svg:x="8.118cm" svg:y="0.39cm" chart:style-name="ch2">
          <text:p>Running Time - Deletion</text:p>
        </chart:title>
        <chart:subtitle svg:x="6.442cm" svg:y="1.446cm" chart:style-name="ch3">
          <text:p>Red Black trees divided by Van Emde Boas trees</text:p>
        </chart:subtitle>
        <chart:legend chart:legend-position="end" svg:x="19.196cm" svg:y="6.086cm" style:legend-expansion="high" chart:style-name="ch4"/>
        <chart:plot-area chart:style-name="ch5" table:cell-range-address="Sheet1.L2:Sheet1.L22 Sheet1.Q2:Sheet1.Q22" chart:data-source-has-labels="both" svg:x="1.437cm" svg:y="2.635cm" svg:width="16.901cm" svg:height="8.898cm">
          <chartooo:coordinate-region svg:x="2.159cm" svg:y="2.833cm" svg:width="15.444cm" svg:height="7.663cm"/>
          <chart:axis chart:dimension="x" chart:name="primary-x" chart:style-name="ch6" chartooo:axis-type="auto">
            <chartooo:date-scale/>
            <chart:title svg:x="9.175cm" svg:y="11.789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title svg:x="0.451cm" svg:y="7.534cm" chart:style-name="ch8">
              <text:p>factor</text:p>
            </chart:title>
            <chart:grid chart:style-name="ch9" chart:class="major"/>
          </chart:axis>
          <chart:series chart:style-name="ch10" chart:values-cell-range-address="Sheet1.Q3:Sheet1.Q22" chart:label-cell-address="Sheet1.Q2:Sheet1.Q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/veb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517226978492378">
                <text:p>0.517226978492378</text:p>
                <draw:g>
                  <svg:desc>Sheet1.Q3:Sheet1.Q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420485919381557">
                <text:p>0.4204859193815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224198596965242">
                <text:p>0.22419859696524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224510617693851">
                <text:p>0.22451061769385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231897304716746">
                <text:p>0.2318973047167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227389353615645">
                <text:p>0.2273893536156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231362593658435">
                <text:p>0.23136259365843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226287586241128">
                <text:p>0.22628758624112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202060649771914">
                <text:p>0.20206064977191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196753057736237">
                <text:p>0.19675305773623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108874810059165">
                <text:p>0.10887481005916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991662520158027">
                <text:p>0.09916625201580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716550547419309">
                <text:p>0.071655054741930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652087928927746">
                <text:p>0.065208792892774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637064411322959">
                <text:p>0.063706441132295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56252207445225">
                <text:p>0.05625220744522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513263351208213">
                <text:p>0.051326335120821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481542062716202">
                <text:p>0.048154206271620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514634754839466">
                <text:p>0.0514634754839466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437220389124392">
                <text:p>0.04372203891243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61cm" svg:height="13.059cm" xlink:href=".." xlink:type="simple" chart:class="chart:line" chart:style-name="ch1">
        <chart:title svg:x="8.308cm" svg:y="0.396cm" chart:style-name="ch2">
          <text:p>Cache misses per element</text:p>
        </chart:title>
        <chart:legend chart:legend-position="end" svg:x="17.822cm" svg:y="5.985cm" style:legend-expansion="high" chart:style-name="ch3"/>
        <chart:plot-area chart:style-name="ch4" table:cell-range-address="Sheet1.L2:Sheet1.L22 Sheet1.AD2:Sheet1.AE22" chart:data-source-has-labels="both" svg:x="1.455cm" svg:y="1.98cm" svg:width="15.473cm" svg:height="9.84cm">
          <chartooo:coordinate-region svg:x="2.177cm" svg:y="2.177cm" svg:width="13.661cm" svg:height="8.606cm"/>
          <chart:axis chart:dimension="x" chart:name="primary-x" chart:style-name="ch5" chartooo:axis-type="auto">
            <chartooo:date-scale/>
            <chart:title svg:x="8.479cm" svg:y="12.082cm" chart:style-name="ch6">
              <text:p>elements</text:p>
            </chart:title>
            <chart:categories table:cell-range-address="Sheet1.L3:Sheet1.L22"/>
          </chart:axis>
          <chart:axis chart:dimension="y" chart:name="primary-y" chart:style-name="ch5">
            <chart:title svg:x="0.451cm" svg:y="7.35cm" chart:style-name="ch7">
              <text:p>factor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AD3:Sheet1.AD22" chart:label-cell-address="Sheet1.AD2:Sheet1.AD2" chart:class="chart:line">
            <chart:data-point chart:repeated="20"/>
          </chart:series>
          <chart:series chart:attached-axis="primary-y" chart:style-name="ch11" chart:values-cell-range-address="Sheet1.AE3:Sheet1.AE22" chart:label-cell-address="Sheet1.AE2:Sheet1.AE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 black trees</text:p>
                <draw:g>
                  <svg:desc>Sheet1.AD2:Sheet1.AD2</svg:desc>
                </draw:g>
              </table:table-cell>
              <table:table-cell office:value-type="string">
                <text:p>van emde boas trees</text:p>
                <draw:g>
                  <svg:desc>Sheet1.AE2:Sheet1.AE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104166666666667">
                <text:p>0.00104166666666667</text:p>
                <draw:g>
                  <svg:desc>Sheet1.AD3:Sheet1.AD22</svg:desc>
                </draw:g>
              </table:table-cell>
              <table:table-cell office:value-type="float" office:value="0.00483566009043177">
                <text:p>0.00483566009043177</text:p>
                <draw:g>
                  <svg:desc>Sheet1.AE3:Sheet1.AE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.000246456934988851">
                <text:p>0.00024645693498885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807883522727273">
                <text:p>0.000807883522727273</text:p>
              </table:table-cell>
              <table:table-cell office:value-type="float" office:value="0.00333102045952254">
                <text:p>0.0033310204595225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813802083333333">
                <text:p>0.0000081380208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939002403846154">
                <text:p>0.00000939002403846154</text:p>
              </table:table-cell>
              <table:table-cell office:value-type="float" office:value="0.0000131952223841465">
                <text:p>0.000013195222384146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470842633928571">
                <text:p>0.0000470842633928571</text:p>
              </table:table-cell>
              <table:table-cell office:value-type="float" office:value="0.0000384740529839639">
                <text:p>0.000038474052983963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656331380208333">
                <text:p>0.000656331380208333</text:p>
              </table:table-cell>
              <table:table-cell office:value-type="float" office:value="0.00277923172690834">
                <text:p>0.0027792317269083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6280517578125">
                <text:p>0.006280517578125</text:p>
              </table:table-cell>
              <table:table-cell office:value-type="float" office:value="0.140830230712891">
                <text:p>0.14083023071289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155878403607537">
                <text:p>0.0155878403607537</text:p>
              </table:table-cell>
              <table:table-cell office:value-type="float" office:value="0.4636085962745">
                <text:p>0.463608596274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149524688720703">
                <text:p>0.0149524688720703</text:p>
              </table:table-cell>
              <table:table-cell office:value-type="float" office:value="0.877048705714006">
                <text:p>0.87704870571400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141686489707545">
                <text:p>0.0141686489707545</text:p>
              </table:table-cell>
              <table:table-cell office:value-type="float" office:value="1.10883503534029">
                <text:p>1.1088350353402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132436084747314">
                <text:p>0.0132436084747314</text:p>
              </table:table-cell>
              <table:table-cell office:value-type="float" office:value="1.19294858671861">
                <text:p>1.1929485867186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128880591619582">
                <text:p>0.0128880591619582</text:p>
              </table:table-cell>
              <table:table-cell office:value-type="float" office:value="1.40978138426715">
                <text:p>1.4097813842671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123426263982599">
                <text:p>0.0123426263982599</text:p>
              </table:table-cell>
              <table:table-cell office:value-type="float" office:value="1.55564747626082">
                <text:p>1.5556474762608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11454499286154">
                <text:p>0.011454499286154</text:p>
              </table:table-cell>
              <table:table-cell office:value-type="float" office:value="1.65776252481063">
                <text:p>1.6577625248106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115605294704437">
                <text:p>0.0115605294704437</text:p>
              </table:table-cell>
              <table:table-cell office:value-type="float" office:value="1.54664203208453">
                <text:p>1.54664203208453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101755142211914">
                <text:p>0.0101755142211914</text:p>
              </table:table-cell>
              <table:table-cell office:value-type="float" office:value="1.71661687223247">
                <text:p>1.716616872232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96cm" svg:height="11.991cm" xlink:href=".." xlink:type="simple" chart:class="chart:line" chart:style-name="ch1">
        <chart:title svg:x="6.479cm" svg:y="0.374cm" chart:style-name="ch2">
          <text:p>Measured running time over asymptotic running time</text:p>
        </chart:title>
        <chart:subtitle svg:x="8.547cm" svg:y="1.414cm" chart:style-name="ch3">
          <text:p>adapted by the number of cache misses</text:p>
        </chart:subtitle>
        <chart:legend chart:legend-position="end" svg:x="22.202cm" svg:y="5.451cm" style:legend-expansion="high" chart:style-name="ch4"/>
        <chart:plot-area chart:style-name="ch5" table:cell-range-address="Sheet1.L2:Sheet1.L22 Sheet1.AG2:Sheet1.AH22" chart:data-source-has-labels="both" svg:x="0.931cm" svg:y="2.571cm" svg:width="20.309cm" svg:height="8.203cm">
          <chartooo:coordinate-region svg:x="2.936cm" svg:y="2.769cm" svg:width="16.115cm" svg:height="6.968cm"/>
          <chart:axis chart:dimension="x" chart:name="primary-x" chart:style-name="ch6" chartooo:axis-type="auto">
            <chartooo:date-scale/>
            <chart:title svg:x="10.373cm" svg:y="11.014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AG3:Sheet1.AG22" chart:label-cell-address="Sheet1.AG2:Sheet1.AG2" chart:class="chart:line">
            <chart:data-point chart:repeated="20"/>
          </chart:series>
          <chart:series chart:attached-axis="primary-y" chart:style-name="ch11" chart:values-cell-range-address="Sheet1.AH3:Sheet1.AH22" chart:label-cell-address="Sheet1.AH2:Sheet1.AH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AG2:Sheet1.AG2</svg:desc>
                </draw:g>
              </table:table-cell>
              <table:table-cell office:value-type="string">
                <text:p>veb</text:p>
                <draw:g>
                  <svg:desc>Sheet1.AH2:Sheet1.AH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090213319458897">
                <text:p>0.0000000090213319458897</text:p>
                <draw:g>
                  <svg:desc>Sheet1.AG3:Sheet1.AG22</svg:desc>
                </draw:g>
              </table:table-cell>
              <table:table-cell office:value-type="float" office:value="0.0000000403314292202158">
                <text:p>0.0000000403314292202158</text:p>
                <draw:g>
                  <svg:desc>Sheet1.AH3:Sheet1.AH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11919642857143">
                <text:p>0.00000000611919642857143</text:p>
              </table:table-cell>
              <table:table-cell office:value-type="float" office:value="0.0000000362863808917103">
                <text:p>0.000000036286380891710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495927734375">
                <text:p>0.00000000495927734375</text:p>
              </table:table-cell>
              <table:table-cell office:value-type="float" office:value="0.00000005898671875">
                <text:p>0.000000058986718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169049479166667">
                <text:p>0.00000000169049479166667</text:p>
              </table:table-cell>
              <table:table-cell office:value-type="float" office:value="0.000000021372899955388">
                <text:p>0.00000002137289995538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145189453125">
                <text:p>0.00000000145189453125</text:p>
              </table:table-cell>
              <table:table-cell office:value-type="float" office:value="0.0000000188472998847746">
                <text:p>0.00000001884729988477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13230965750326">
                <text:p>0.0000000013230965750326</text:p>
              </table:table-cell>
              <table:table-cell office:value-type="float" office:value="0.000000018455075691051">
                <text:p>0.00000001845507569105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111584378382337">
                <text:p>0.00000000111584378382337</text:p>
              </table:table-cell>
              <table:table-cell office:value-type="float" office:value="0.0000000161439728024303">
                <text:p>0.000000016143972802430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107022169638581">
                <text:p>0.00000000107022169638581</text:p>
              </table:table-cell>
              <table:table-cell office:value-type="float" office:value="0.0000000166150398466917">
                <text:p>0.000000016615039846691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0962413704711867">
                <text:p>0.000000000962413704711867</text:p>
              </table:table-cell>
              <table:table-cell office:value-type="float" office:value="0.0000000175141257941727">
                <text:p>0.000000017514125794172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0901524593437006">
                <text:p>0.000000000901524593437006</text:p>
              </table:table-cell>
              <table:table-cell office:value-type="float" office:value="0.0000000175547930571985">
                <text:p>0.000000017554793057198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0970222949735851">
                <text:p>0.000000000970222949735851</text:p>
              </table:table-cell>
              <table:table-cell office:value-type="float" office:value="0.0000000314414211377047">
                <text:p>0.000000031441421137704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116955813393201">
                <text:p>0.00000000116955813393201</text:p>
              </table:table-cell>
              <table:table-cell office:value-type="float" office:value="0.0000000340365520446215">
                <text:p>0.000000034036552044621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103122965582219">
                <text:p>0.00000000103122965582219</text:p>
              </table:table-cell>
              <table:table-cell office:value-type="float" office:value="0.0000000335910040506804">
                <text:p>0.000000033591004050680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0960346831472089">
                <text:p>0.000000000960346831472089</text:p>
              </table:table-cell>
              <table:table-cell office:value-type="float" office:value="0.0000000316786031555699">
                <text:p>0.000000031678603155569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0919812797609795">
                <text:p>0.000000000919812797609795</text:p>
              </table:table-cell>
              <table:table-cell office:value-type="float" office:value="0.0000000308712336546439">
                <text:p>0.000000030871233654643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087261002421537">
                <text:p>0.00000000087261002421537</text:p>
              </table:table-cell>
              <table:table-cell office:value-type="float" office:value="0.0000000311738191015792">
                <text:p>0.000000031173819101579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0844907379653498">
                <text:p>0.000000000844907379653498</text:p>
              </table:table-cell>
              <table:table-cell office:value-type="float" office:value="0.0000000321690767368799">
                <text:p>0.000000032169076736879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0798642089025441">
                <text:p>0.000000000798642089025441</text:p>
              </table:table-cell>
              <table:table-cell office:value-type="float" office:value="0.0000000320919003959563">
                <text:p>0.000000032091900395956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00791068543233472">
                <text:p>0.000000000791068543233472</text:p>
              </table:table-cell>
              <table:table-cell office:value-type="float" office:value="0.000000031960563592441">
                <text:p>0.00000003196056359244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00722745608243148">
                <text:p>0.000000000722745608243148</text:p>
              </table:table-cell>
              <table:table-cell office:value-type="float" office:value="0.0000000330913698224248">
                <text:p>0.00000003309136982242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25cm" svg:height="12.834cm" xlink:href=".." xlink:type="simple" chart:class="chart:line" chart:style-name="ch1">
        <chart:title svg:x="7.914cm" svg:y="0.391cm" chart:style-name="ch2">
          <text:p>Red Black Trees - Deletion</text:p>
        </chart:title>
        <chart:subtitle svg:x="8.189cm" svg:y="1.448cm" chart:style-name="ch3">
          <text:p>measured vs asymptotic rime</text:p>
        </chart:subtitle>
        <chart:legend chart:legend-position="end" svg:x="19.993cm" svg:y="6.12cm" style:legend-expansion="high" chart:style-name="ch4"/>
        <chart:plot-area chart:style-name="ch5" table:cell-range-address="Sheet1.L3:Sheet1.L22 Sheet1.V2:Sheet1.V22" chart:data-source-has-labels="both" svg:x="0.882cm" svg:y="2.639cm" svg:width="18.247cm" svg:height="8.961cm">
          <chartooo:coordinate-region svg:x="3.071cm" svg:y="2.836cm" svg:width="15.323cm" svg:height="7.727cm"/>
          <chart:axis chart:dimension="x" chart:name="primary-x" chart:style-name="ch6" chartooo:axis-type="auto">
            <chartooo:date-scale/>
            <chart:title svg:x="9.293cm" svg:y="11.857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V3:Sheet1.V22" chart:label-cell-address="Sheet1.V2:Sheet1.V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0903072916666667">
                <text:p>0.00000000903072916666667</text:p>
                <draw:g>
                  <svg:desc>Sheet1.V3:Sheet1.V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11919642857143">
                <text:p>0.000000006119196428571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495927734375">
                <text:p>0.00000000495927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169049479166667">
                <text:p>0.0000000016904947916666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145189453125">
                <text:p>0.000000001451894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132416548295455">
                <text:p>0.000000001324165482954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111585286458333">
                <text:p>0.0000000011158528645833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107023174579327">
                <text:p>0.0000000010702317457932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0962459019252232">
                <text:p>0.00000000096245901925223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0902116292317708">
                <text:p>0.00000000090211629231770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0976316452026367">
                <text:p>0.00000000097631645202636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118778901941636">
                <text:p>0.0000000011877890194163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104664908515082">
                <text:p>0.0000000010466490851508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0973953648617393">
                <text:p>0.00000000097395364861739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0931994438171387">
                <text:p>0.00000000093199443817138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0883856273832775">
                <text:p>0.00000000088385627383277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0855335755781694">
                <text:p>0.00000000085533575578169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0807790134264075">
                <text:p>0.00000000080779013426407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00800213714440664">
                <text:p>0.000000000800213714440664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0073009991645813">
                <text:p>0.000000000730099916458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25cm" svg:height="12.966cm" xlink:href=".." xlink:type="simple" chart:class="chart:line" chart:style-name="ch1">
        <chart:title svg:x="7.864cm" svg:y="0.394cm" chart:style-name="ch2">
          <text:p>Van Emde Boas trees - Deletion</text:p>
        </chart:title>
        <chart:subtitle svg:x="8.702cm" svg:y="1.454cm" chart:style-name="ch3">
          <text:p>measured vs asymptotic time</text:p>
        </chart:subtitle>
        <chart:legend chart:legend-position="end" svg:x="20.731cm" svg:y="6.186cm" style:legend-expansion="high" chart:style-name="ch4"/>
        <chart:plot-area chart:style-name="ch5" table:cell-range-address="Sheet1.L3:Sheet1.L22 Sheet1.W2:Sheet1.W22" chart:data-source-has-labels="both" svg:x="0.902cm" svg:y="2.651cm" svg:width="18.925cm" svg:height="9.078cm">
          <chartooo:coordinate-region svg:x="2.907cm" svg:y="2.848cm" svg:width="16.185cm" svg:height="7.844cm"/>
          <chart:axis chart:dimension="x" chart:name="primary-x" chart:style-name="ch6" chartooo:axis-type="auto">
            <chartooo:date-scale/>
            <chart:title svg:x="9.652cm" svg:y="11.989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W3:Sheet1.W22" chart:label-cell-address="Sheet1.W2:Sheet1.W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405264583028861">
                <text:p>0.0000000405264583028861</text:p>
                <draw:g>
                  <svg:desc>Sheet1.W3:Sheet1.W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362863808917103">
                <text:p>0.000000036286380891710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898671875">
                <text:p>0.000000058986718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13781674548029">
                <text:p>0.000000021378167454802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88472998847746">
                <text:p>0.00000001884729988477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85165499257599">
                <text:p>0.000000018516549925759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61439728024303">
                <text:p>0.000000016143972802430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66152590858374">
                <text:p>0.000000016615259085837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75147996335764">
                <text:p>0.000000017514799633576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76035818950224">
                <text:p>0.000000017603581895022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358693237304688">
                <text:p>0.000000035869323730468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498161901600524">
                <text:p>0.000000049816190160052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630519506769636">
                <text:p>0.000000063051950676963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668049482051072">
                <text:p>0.000000066804948205107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676990282132113">
                <text:p>0.000000067699028213211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751220889474975">
                <text:p>0.000000075122088947497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822128197762478">
                <text:p>0.000000082212819776247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852926502223283">
                <text:p>0.000000085292650222328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813921146136206">
                <text:p>0.0000000813921146136206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898965735848838">
                <text:p>0.00000008989657358488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83cm" svg:height="12.766cm" xlink:href=".." xlink:type="simple" chart:class="chart:line" chart:style-name="ch1">
        <chart:title svg:x="8.118cm" svg:y="0.39cm" chart:style-name="ch2">
          <text:p>Running Time - Deletion</text:p>
        </chart:title>
        <chart:subtitle svg:x="6.442cm" svg:y="1.446cm" chart:style-name="ch3">
          <text:p>Red Black trees divided by Van Emde Boas trees</text:p>
        </chart:subtitle>
        <chart:legend chart:legend-position="end" svg:x="19.196cm" svg:y="6.086cm" style:legend-expansion="high" chart:style-name="ch4"/>
        <chart:plot-area chart:style-name="ch5" table:cell-range-address="Sheet1.L3:Sheet1.L22 Sheet1.Q2:Sheet1.Q22" chart:data-source-has-labels="both" svg:x="1.437cm" svg:y="2.635cm" svg:width="16.901cm" svg:height="8.898cm">
          <chartooo:coordinate-region svg:x="2.159cm" svg:y="2.833cm" svg:width="15.444cm" svg:height="7.663cm"/>
          <chart:axis chart:dimension="x" chart:name="primary-x" chart:style-name="ch6" chartooo:axis-type="auto">
            <chartooo:date-scale/>
            <chart:title svg:x="9.175cm" svg:y="11.789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title svg:x="0.451cm" svg:y="7.534cm" chart:style-name="ch8">
              <text:p>factor</text:p>
            </chart:title>
            <chart:grid chart:style-name="ch9" chart:class="major"/>
          </chart:axis>
          <chart:series chart:style-name="ch10" chart:values-cell-range-address="Sheet1.Q3:Sheet1.Q22" chart:label-cell-address="Sheet1.Q2:Sheet1.Q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/veb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517226978492378">
                <text:p>0.517226978492378</text:p>
                <draw:g>
                  <svg:desc>Sheet1.Q3:Sheet1.Q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420485919381557">
                <text:p>0.4204859193815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224198596965242">
                <text:p>0.22419859696524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224510617693851">
                <text:p>0.22451061769385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231897304716746">
                <text:p>0.2318973047167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227389353615645">
                <text:p>0.2273893536156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231362593658435">
                <text:p>0.23136259365843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226287586241128">
                <text:p>0.22628758624112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202060649771914">
                <text:p>0.20206064977191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196753057736237">
                <text:p>0.19675305773623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108874810059165">
                <text:p>0.10887481005916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991662520158027">
                <text:p>0.09916625201580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716550547419309">
                <text:p>0.071655054741930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652087928927746">
                <text:p>0.065208792892774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637064411322959">
                <text:p>0.063706441132295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56252207445225">
                <text:p>0.05625220744522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513263351208213">
                <text:p>0.051326335120821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481542062716202">
                <text:p>0.048154206271620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514634754839466">
                <text:p>0.0514634754839466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437220389124392">
                <text:p>0.04372203891243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61cm" svg:height="13.059cm" xlink:href=".." xlink:type="simple" chart:class="chart:line" chart:style-name="ch1">
        <chart:title svg:x="8.308cm" svg:y="0.396cm" chart:style-name="ch2">
          <text:p>Cache misses per element</text:p>
        </chart:title>
        <chart:legend chart:legend-position="end" svg:x="17.822cm" svg:y="5.985cm" style:legend-expansion="high" chart:style-name="ch3"/>
        <chart:plot-area chart:style-name="ch4" table:cell-range-address="Sheet1.L3:Sheet1.L22 Sheet1.AD2:Sheet1.AE22" chart:data-source-has-labels="both" svg:x="1.455cm" svg:y="1.98cm" svg:width="15.473cm" svg:height="9.84cm">
          <chartooo:coordinate-region svg:x="2.177cm" svg:y="2.177cm" svg:width="14.016cm" svg:height="8.606cm"/>
          <chart:axis chart:dimension="x" chart:name="primary-x" chart:style-name="ch5" chartooo:axis-type="auto">
            <chartooo:date-scale/>
            <chart:title svg:x="8.479cm" svg:y="12.082cm" chart:style-name="ch6">
              <text:p>elements</text:p>
            </chart:title>
            <chart:categories table:cell-range-address="Sheet1.L3:Sheet1.L22"/>
          </chart:axis>
          <chart:axis chart:dimension="y" chart:name="primary-y" chart:style-name="ch5">
            <chart:title svg:x="0.451cm" svg:y="7.35cm" chart:style-name="ch7">
              <text:p>factor</text:p>
            </chart:title>
            <chart:grid chart:style-name="ch8" chart:class="major"/>
          </chart:axis>
          <chart:series chart:style-name="ch9" chart:values-cell-range-address="Sheet1.AD3:Sheet1.AD22" chart:label-cell-address="Sheet1.AD2:Sheet1.AD2" chart:class="chart:line">
            <chart:data-point chart:repeated="20"/>
          </chart:series>
          <chart:series chart:style-name="ch10" chart:values-cell-range-address="Sheet1.AE3:Sheet1.AE22" chart:label-cell-address="Sheet1.AE2:Sheet1.AE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 black trees</text:p>
                <draw:g>
                  <svg:desc>Sheet1.AD2:Sheet1.AD2</svg:desc>
                </draw:g>
              </table:table-cell>
              <table:table-cell office:value-type="string">
                <text:p>van emde boas trees</text:p>
                <draw:g>
                  <svg:desc>Sheet1.AE2:Sheet1.AE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104166666666667">
                <text:p>0.00104166666666667</text:p>
                <draw:g>
                  <svg:desc>Sheet1.AD3:Sheet1.AD22</svg:desc>
                </draw:g>
              </table:table-cell>
              <table:table-cell office:value-type="float" office:value="0.00483566009043177">
                <text:p>0.00483566009043177</text:p>
                <draw:g>
                  <svg:desc>Sheet1.AE3:Sheet1.AE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.000246456934988851">
                <text:p>0.00024645693498885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807883522727273">
                <text:p>0.000807883522727273</text:p>
              </table:table-cell>
              <table:table-cell office:value-type="float" office:value="0.00333102045952254">
                <text:p>0.0033310204595225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813802083333333">
                <text:p>0.0000081380208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939002403846154">
                <text:p>0.00000939002403846154</text:p>
              </table:table-cell>
              <table:table-cell office:value-type="float" office:value="0.0000131952223841465">
                <text:p>0.000013195222384146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470842633928571">
                <text:p>0.0000470842633928571</text:p>
              </table:table-cell>
              <table:table-cell office:value-type="float" office:value="0.0000384740529839639">
                <text:p>0.000038474052983963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656331380208333">
                <text:p>0.000656331380208333</text:p>
              </table:table-cell>
              <table:table-cell office:value-type="float" office:value="0.00277923172690834">
                <text:p>0.0027792317269083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6280517578125">
                <text:p>0.006280517578125</text:p>
              </table:table-cell>
              <table:table-cell office:value-type="float" office:value="0.140830230712891">
                <text:p>0.14083023071289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155878403607537">
                <text:p>0.0155878403607537</text:p>
              </table:table-cell>
              <table:table-cell office:value-type="float" office:value="0.4636085962745">
                <text:p>0.463608596274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149524688720703">
                <text:p>0.0149524688720703</text:p>
              </table:table-cell>
              <table:table-cell office:value-type="float" office:value="0.877048705714006">
                <text:p>0.87704870571400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141686489707545">
                <text:p>0.0141686489707545</text:p>
              </table:table-cell>
              <table:table-cell office:value-type="float" office:value="1.10883503534029">
                <text:p>1.1088350353402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132436084747314">
                <text:p>0.0132436084747314</text:p>
              </table:table-cell>
              <table:table-cell office:value-type="float" office:value="1.19294858671861">
                <text:p>1.1929485867186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128880591619582">
                <text:p>0.0128880591619582</text:p>
              </table:table-cell>
              <table:table-cell office:value-type="float" office:value="1.40978138426715">
                <text:p>1.4097813842671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123426263982599">
                <text:p>0.0123426263982599</text:p>
              </table:table-cell>
              <table:table-cell office:value-type="float" office:value="1.55564747626082">
                <text:p>1.5556474762608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11454499286154">
                <text:p>0.011454499286154</text:p>
              </table:table-cell>
              <table:table-cell office:value-type="float" office:value="1.65776252481063">
                <text:p>1.6577625248106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115605294704437">
                <text:p>0.0115605294704437</text:p>
              </table:table-cell>
              <table:table-cell office:value-type="float" office:value="1.54664203208453">
                <text:p>1.54664203208453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101755142211914">
                <text:p>0.0101755142211914</text:p>
              </table:table-cell>
              <table:table-cell office:value-type="float" office:value="1.71661687223247">
                <text:p>1.716616872232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